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27cf"/>
    </style:style>
    <style:style style:name="P2" style:family="paragraph" style:parent-style-name="Standard">
      <style:text-properties officeooo:paragraph-rsid="0014c6ac"/>
    </style:style>
    <style:style style:name="P3" style:family="paragraph" style:parent-style-name="Standard">
      <style:text-properties fo:font-weight="bold" officeooo:paragraph-rsid="0014c6ac" style:font-weight-asian="bold" style:font-weight-complex="bold"/>
    </style:style>
    <style:style style:name="P4" style:family="paragraph" style:parent-style-name="Standard">
      <style:text-properties fo:font-style="normal" officeooo:paragraph-rsid="0014c6ac" style:font-style-asian="normal" style:font-style-complex="normal"/>
    </style:style>
    <style:style style:name="P5" style:family="paragraph" style:parent-style-name="Standard">
      <style:text-properties fo:font-style="normal" officeooo:paragraph-rsid="001510db" style:font-style-asian="normal" style:font-style-complex="normal"/>
    </style:style>
    <style:style style:name="P6" style:family="paragraph" style:parent-style-name="Standard">
      <style:text-properties fo:font-style="normal" officeooo:paragraph-rsid="00165677" style:font-style-asian="normal" style:font-style-complex="normal"/>
    </style:style>
    <style:style style:name="P7" style:family="paragraph" style:parent-style-name="Standard">
      <style:text-properties fo:font-style="normal" officeooo:paragraph-rsid="0016c461" style:font-style-asian="normal" style:font-style-complex="normal"/>
    </style:style>
    <style:style style:name="P8" style:family="paragraph" style:parent-style-name="Standard">
      <style:text-properties officeooo:paragraph-rsid="001510db"/>
    </style:style>
    <style:style style:name="P9" style:family="paragraph" style:parent-style-name="Standard">
      <style:text-properties officeooo:paragraph-rsid="00165677"/>
    </style:style>
    <style:style style:name="P10" style:family="paragraph" style:parent-style-name="Standard">
      <style:text-properties officeooo:paragraph-rsid="0016c461"/>
    </style:style>
    <style:style style:name="P11" style:family="paragraph" style:parent-style-name="Standard">
      <style:text-properties officeooo:paragraph-rsid="0017f6ec"/>
    </style:style>
    <style:style style:name="P12" style:family="paragraph" style:parent-style-name="Standard">
      <style:text-properties officeooo:paragraph-rsid="00187b1b"/>
    </style:style>
    <style:style style:name="P13" style:family="paragraph" style:parent-style-name="Standard">
      <style:text-properties officeooo:paragraph-rsid="00191610"/>
    </style:style>
    <style:style style:name="P14" style:family="paragraph" style:parent-style-name="Standard">
      <style:text-properties officeooo:paragraph-rsid="001a12c9"/>
    </style:style>
    <style:style style:name="P15" style:family="paragraph" style:parent-style-name="Standard">
      <style:text-properties officeooo:paragraph-rsid="001ae30d"/>
    </style:style>
    <style:style style:name="P16" style:family="paragraph" style:parent-style-name="Standard">
      <style:text-properties officeooo:paragraph-rsid="001bf153"/>
    </style:style>
    <style:style style:name="P17" style:family="paragraph" style:parent-style-name="Standard">
      <style:text-properties officeooo:paragraph-rsid="001db2fc"/>
    </style:style>
    <style:style style:name="P18" style:family="paragraph" style:parent-style-name="Standard">
      <style:text-properties officeooo:paragraph-rsid="001e0a2f"/>
    </style:style>
    <style:style style:name="P19" style:family="paragraph" style:parent-style-name="Standard">
      <style:text-properties officeooo:paragraph-rsid="002098b9"/>
    </style:style>
    <style:style style:name="P20" style:family="paragraph" style:parent-style-name="Standard">
      <style:text-properties officeooo:paragraph-rsid="00220196"/>
    </style:style>
    <style:style style:name="P21" style:family="paragraph" style:parent-style-name="Standard">
      <style:text-properties officeooo:paragraph-rsid="002521d3"/>
    </style:style>
    <style:style style:name="P22" style:family="paragraph" style:parent-style-name="Standard">
      <style:text-properties officeooo:paragraph-rsid="0026e8f7"/>
    </style:style>
    <style:style style:name="P23" style:family="paragraph" style:parent-style-name="Standard">
      <style:text-properties officeooo:paragraph-rsid="0027adfc"/>
    </style:style>
    <style:style style:name="P24" style:family="paragraph" style:parent-style-name="Standard">
      <style:text-properties officeooo:paragraph-rsid="00287570"/>
    </style:style>
    <style:style style:name="P25" style:family="paragraph" style:parent-style-name="Standard">
      <style:text-properties officeooo:paragraph-rsid="002a5ac4"/>
    </style:style>
    <style:style style:name="P26" style:family="paragraph" style:parent-style-name="Standard">
      <style:text-properties officeooo:paragraph-rsid="002baa56"/>
    </style:style>
    <style:style style:name="P27" style:family="paragraph" style:parent-style-name="Standard">
      <style:text-properties officeooo:paragraph-rsid="002be687"/>
    </style:style>
    <style:style style:name="P28" style:family="paragraph" style:parent-style-name="Standard">
      <style:text-properties fo:font-size="14pt" fo:font-weight="bold" officeooo:paragraph-rsid="002cc1c1" style:font-size-asian="14pt" style:font-weight-asian="bold" style:font-size-complex="14pt" style:font-weight-complex="bold"/>
    </style:style>
    <style:style style:name="P29" style:family="paragraph" style:parent-style-name="Standard">
      <style:text-properties officeooo:rsid="001327cf" officeooo:paragraph-rsid="001327cf"/>
    </style:style>
    <style:style style:name="P30" style:family="paragraph" style:parent-style-name="Standard">
      <style:text-properties officeooo:rsid="001a12c9" officeooo:paragraph-rsid="001a12c9"/>
    </style:style>
    <style:style style:name="P31" style:family="paragraph" style:parent-style-name="Standard">
      <style:text-properties fo:font-weight="normal" officeooo:rsid="001327cf" officeooo:paragraph-rsid="001327cf" style:font-weight-asian="normal" style:font-weight-complex="normal"/>
    </style:style>
    <style:style style:name="P32" style:family="paragraph" style:parent-style-name="Standard">
      <style:text-properties fo:font-weight="normal" officeooo:rsid="0014c6ac" officeooo:paragraph-rsid="0014c6ac" style:font-weight-asian="normal" style:font-weight-complex="normal"/>
    </style:style>
    <style:style style:name="P33" style:family="paragraph" style:parent-style-name="Standard">
      <style:text-properties fo:font-weight="normal" officeooo:rsid="0014c6ac" officeooo:paragraph-rsid="00165677" style:font-weight-asian="normal" style:font-weight-complex="normal"/>
    </style:style>
    <style:style style:name="P34" style:family="paragraph" style:parent-style-name="Standard">
      <style:text-properties fo:font-weight="normal" officeooo:rsid="0014c6ac" officeooo:paragraph-rsid="001510db" style:font-weight-asian="normal" style:font-weight-complex="normal"/>
    </style:style>
    <style:style style:name="P35" style:family="paragraph" style:parent-style-name="Standard">
      <style:text-properties fo:font-weight="normal" officeooo:rsid="001510db" officeooo:paragraph-rsid="001510db" style:font-weight-asian="normal" style:font-weight-complex="normal"/>
    </style:style>
    <style:style style:name="P36" style:family="paragraph" style:parent-style-name="Standard">
      <style:text-properties fo:font-weight="normal" officeooo:rsid="001510db" officeooo:paragraph-rsid="0016c461" style:font-weight-asian="normal" style:font-weight-complex="normal"/>
    </style:style>
    <style:style style:name="P37" style:family="paragraph" style:parent-style-name="Standard">
      <style:text-properties fo:font-style="italic" fo:font-weight="bold" officeooo:rsid="00165677" officeooo:paragraph-rsid="00165677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165677" officeooo:paragraph-rsid="0016c461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14c6ac" officeooo:paragraph-rsid="0014c6ac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14c6ac" officeooo:paragraph-rsid="001510db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14c6ac" officeooo:paragraph-rsid="0016c461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14c6ac" officeooo:paragraph-rsid="00191610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tyle="italic" fo:font-weight="bold" officeooo:rsid="0016c461" officeooo:paragraph-rsid="0016c461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tyle="italic" fo:font-weight="bold" officeooo:rsid="0016c461" officeooo:paragraph-rsid="0017f6ec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style="italic" fo:font-weight="normal" officeooo:rsid="001a12c9" officeooo:paragraph-rsid="001a12c9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normal" officeooo:rsid="001a12c9" officeooo:paragraph-rsid="001ae30d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1ae30d" officeooo:paragraph-rsid="001ae30d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normal" fo:font-weight="normal" officeooo:rsid="0014c6ac" officeooo:paragraph-rsid="0016567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14c6ac" officeooo:paragraph-rsid="001510d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14c6ac" officeooo:paragraph-rsid="0016c461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16c461" officeooo:paragraph-rsid="0016c461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16c461" officeooo:paragraph-rsid="00187b1b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17f6ec" officeooo:paragraph-rsid="0017f6ec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191610" officeooo:paragraph-rsid="0019161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1bf153" officeooo:paragraph-rsid="001bf15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1bf153" officeooo:paragraph-rsid="001db2fc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1bf153" officeooo:paragraph-rsid="001e0a2f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2098b9" officeooo:paragraph-rsid="002098b9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2098b9" officeooo:paragraph-rsid="00220196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1e9266" officeooo:paragraph-rsid="00220196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1e9266" officeooo:paragraph-rsid="002521d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1e9266" officeooo:paragraph-rsid="002be687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1e9266" officeooo:paragraph-rsid="002cc1c1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2521d3" officeooo:paragraph-rsid="002521d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26e8f7" officeooo:paragraph-rsid="0026e8f7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287570" officeooo:paragraph-rsid="00287570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2a5ac4" officeooo:paragraph-rsid="002a5ac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2a5ac4" officeooo:paragraph-rsid="002be687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2baa56" officeooo:paragraph-rsid="002baa56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2be687" officeooo:paragraph-rsid="002be687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4pt" fo:font-style="normal" fo:font-weight="bold" officeooo:rsid="0027adfc" officeooo:paragraph-rsid="0027adfc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officeooo:paragraph-rsid="002d7ad8"/>
    </style:style>
    <style:style style:name="P73" style:family="paragraph" style:parent-style-name="Standard">
      <style:text-properties officeooo:paragraph-rsid="002e9de5"/>
    </style:style>
    <style:style style:name="T1" style:family="text">
      <style:text-properties officeooo:rsid="001327cf"/>
    </style:style>
    <style:style style:name="T2" style:family="text">
      <style:text-properties fo:font-weight="bold" officeooo:rsid="001327cf" style:font-weight-asian="bold" style:font-weight-complex="bold"/>
    </style:style>
    <style:style style:name="T3" style:family="text">
      <style:text-properties fo:font-weight="bold" officeooo:rsid="0014c6ac" style:font-weight-asian="bold" style:font-weight-complex="bold"/>
    </style:style>
    <style:style style:name="T4" style:family="text">
      <style:text-properties fo:font-weight="bold" officeooo:rsid="001510db" style:font-weight-asian="bold" style:font-weight-complex="bold"/>
    </style:style>
    <style:style style:name="T5" style:family="text">
      <style:text-properties fo:font-weight="bold" officeooo:rsid="00165677" style:font-weight-asian="bold" style:font-weight-complex="bold"/>
    </style:style>
    <style:style style:name="T6" style:family="text">
      <style:text-properties fo:font-weight="bold" officeooo:rsid="0016c461" style:font-weight-asian="bold" style:font-weight-complex="bold"/>
    </style:style>
    <style:style style:name="T7" style:family="text">
      <style:text-properties fo:font-style="italic" officeooo:rsid="001327cf" style:font-style-asian="italic" style:font-style-complex="italic"/>
    </style:style>
    <style:style style:name="T8" style:family="text">
      <style:text-properties fo:font-style="italic" fo:font-weight="bold" officeooo:rsid="001327c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4c6a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65677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6c461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7f6ec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87b1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9161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a12c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ae30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bf15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e0a2f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e9266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1a12c9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ae30d" style:font-style-asian="italic" style:font-weight-asian="normal" style:font-style-complex="italic" style:font-weight-complex="normal"/>
    </style:style>
    <style:style style:name="T22" style:family="text">
      <style:text-properties officeooo:rsid="0014c6ac"/>
    </style:style>
    <style:style style:name="T23" style:family="text">
      <style:text-properties fo:font-weight="normal" officeooo:rsid="0014c6ac" style:font-weight-asian="normal" style:font-weight-complex="normal"/>
    </style:style>
    <style:style style:name="T24" style:family="text">
      <style:text-properties fo:font-weight="normal" officeooo:rsid="001510db" style:font-weight-asian="normal" style:font-weight-complex="normal"/>
    </style:style>
    <style:style style:name="T25" style:family="text">
      <style:text-properties fo:font-weight="normal" officeooo:rsid="00165677" style:font-weight-asian="normal" style:font-weight-complex="normal"/>
    </style:style>
    <style:style style:name="T26" style:family="text">
      <style:text-properties fo:font-weight="normal" officeooo:rsid="0016c461" style:font-weight-asian="normal" style:font-weight-complex="normal"/>
    </style:style>
    <style:style style:name="T27" style:family="text">
      <style:text-properties fo:font-style="normal" officeooo:rsid="002cc1c1" style:font-style-asian="normal" style:font-style-complex="normal"/>
    </style:style>
    <style:style style:name="T28" style:family="text">
      <style:text-properties fo:font-style="normal" fo:font-weight="bold" officeooo:rsid="0014c6ac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327cf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65677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6c461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87b1b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191610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officeooo:rsid="0014c6a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327c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6567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6c461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7f6e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87b1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9161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ae30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a12c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bf15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db2f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e0a2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e9266" style:font-style-asian="normal" style:font-weight-asian="normal" style:font-style-complex="normal" style:font-weight-complex="normal"/>
    </style:style>
    <style:style style:name="T47" style:family="text">
      <style:text-properties fo:font-size="12pt" fo:font-style="italic" fo:font-weight="bold" officeooo:rsid="001327cf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font-style="italic" fo:font-weight="bold" officeooo:rsid="0014c6ac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size="12pt" fo:font-style="italic" fo:font-weight="bold" officeooo:rsid="001510db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2pt" fo:font-style="italic" fo:font-weight="bold" officeooo:rsid="0016c461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size="12pt" fo:font-style="normal" fo:font-weight="bold" officeooo:rsid="0014c6ac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size="12pt" fo:font-style="normal" fo:font-weight="bold" officeooo:rsid="002098b9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size="12pt" fo:font-style="normal" fo:font-weight="bold" officeooo:rsid="00220196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size="12pt" fo:font-style="normal" fo:font-weight="bold" officeooo:rsid="002521d3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size="12pt" fo:font-style="normal" fo:font-weight="bold" officeooo:rsid="0026e8f7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size="12pt" fo:font-style="normal" fo:font-weight="bold" officeooo:rsid="0027adfc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font-size="12pt" fo:font-style="normal" fo:font-weight="bold" officeooo:rsid="0028757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size="12pt" fo:font-style="normal" fo:font-weight="bold" officeooo:rsid="002a5ac4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size="12pt" fo:font-style="normal" fo:font-weight="bold" officeooo:rsid="002baa56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size="12pt" fo:font-style="normal" fo:font-weight="bold" officeooo:rsid="002be687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font-size="12pt" fo:font-style="normal" fo:font-weight="bold" officeooo:rsid="002d7ad8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size="12pt" fo:font-style="normal" fo:font-weight="bold" officeooo:rsid="002e9de5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size="12pt" fo:font-style="normal" fo:font-weight="normal" officeooo:rsid="002098b9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1e9266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220196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2521d3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1bf153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26e8f7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27adfc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28757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2a5ac4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2baa56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2be687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2cc1c1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2d7ad8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officeooo:rsid="002cc1c1" style:font-size-asian="12pt" style:font-style-asian="normal" style:font-size-complex="12pt" style:font-style-complex="normal"/>
    </style:style>
    <style:style style:name="T77" style:family="text">
      <style:text-properties fo:font-size="12pt" fo:font-style="normal" officeooo:rsid="0014c6ac" style:font-size-asian="12pt" style:font-style-asian="normal" style:font-size-complex="12pt" style:font-style-complex="normal"/>
    </style:style>
    <style:style style:name="T78" style:family="text">
      <style:text-properties fo:font-size="12pt" fo:font-style="normal" officeooo:rsid="002be687" style:font-size-asian="12pt" style:font-style-asian="normal" style:font-size-complex="12pt" style:font-style-complex="normal"/>
    </style:style>
    <style:style style:name="T79" style:family="text">
      <style:text-properties fo:font-size="14pt" fo:font-style="normal" fo:font-weight="bold" officeooo:rsid="001ebf3d" style:font-size-asian="14pt" style:font-style-asian="normal" style:font-weight-asian="bold" style:font-size-complex="14pt" style:font-style-complex="normal" style:font-weight-complex="bold"/>
    </style:style>
    <style:style style:name="T80" style:family="text">
      <style:text-properties fo:font-size="14pt" fo:font-style="normal" fo:font-weight="bold" officeooo:rsid="00191610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fo:font-size="14pt" fo:font-style="normal" fo:font-weight="bold" officeooo:rsid="00238952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size="14pt" fo:font-style="normal" fo:font-weight="bold" officeooo:rsid="0027adfc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fo:font-size="14pt" fo:font-weight="bold" officeooo:rsid="001327cf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30">Концепция -если событие подвязанно в ответ на событие то его можно вызвать -добавить в <text:line-break/>описание функций обработчиков событий</text:p>
      <text:p text:style-name="P29"/>
      <text:p text:style-name="P29"/>
      <text:p text:style-name="P1"><text:span text:style-name="T83">1. Объект модули</text:span><text:span text:style-name="T1"> : Содержит в себе все созданные модули , и методы для создания удаления, расширения прототипа модуля.</text:span></text:p>
      <text:p text:style-name="P29"/>
      <text:p text:style-name="P3"><text:span text:style-name="T22">Modules.extendCore(object) - <text:s/></text:span><text:span text:style-name="T23">расширяет прототип передаваемыми свойствами и методами объекта</text:span></text:p>
      <text:p text:style-name="P31"/>
      <text:p text:style-name="P1"><text:span text:style-name="T2">Modules.createNewModule([{defaults}]) </text:span><text:span text:style-name="T1"><text:s text:c="3"/>- создаёт и возвращает новый модуль. Принимает необязательный параметр объект, какой задаёт <text:s/>настройки по умолчанию модуля<text:line-break/><text:tab/></text:span><text:span text:style-name="T8">Modules.имя нового модуля = Modules.createNewModule([{defaults}])</text:span><text:span text:style-name="T1"> <text:line-break/></text:span></text:p>
      <text:p text:style-name="P2"><text:span text:style-name="T1"><text:s text:c="9"/></text:span><text:span text:style-name="T22">Вызывает <text:s/>события :<text:line-break/><text:tab/><text:tab/></text:span><text:span text:style-name="T7"> </text:span><text:span text:style-name="T9">beforeCreate</text:span><text:span text:style-name="T22"> <text:s/>- </text:span><text:bookmark-start text:name="__DdeLink__2_1885177823"/><text:span text:style-name="T22">перед созданием нового модуля, если прототип был расширен <text:tab/><text:tab/><text:tab/><text:tab/><text:tab/> <text:s text:c="3"/>этим событием.</text:span><text:bookmark-end text:name="__DdeLink__2_1885177823"/><text:span text:style-name="T1"> <text:s text:c="3"/></text:span></text:p>
      <text:p text:style-name="P9"><text:span text:style-name="T1"><text:tab/><text:tab/> <text:s/></text:span><text:span text:style-name="T9">afterCreate</text:span><text:span text:style-name="T3"> </text:span><text:span text:style-name="T23">- <text:s text:c="2"/>после созданием нового модуля, если прототип был расширен <text:tab/><text:tab/><text:tab/><text:tab/><text:tab/> <text:s text:c="3"/>этим событием.</text:span></text:p>
      <text:p text:style-name="P9"><text:span text:style-name="T23"><text:line-break/> <text:s text:c="8"/></text:span><text:span text:style-name="T10">Возвращает ссылку на модуль- последующие операции можно вызывать по цепочке</text:span></text:p>
      <text:p text:style-name="P37"/>
      <text:p text:style-name="P32"/>
      <text:p text:style-name="P2"><text:bookmark-start text:name="__DdeLink__20_1885177823"/><text:span text:style-name="T3">Modules.имя модуля.createCloneModule()</text:span><text:span text:style-name="T23"> <text:s/>- создаёт и возвращает полную копию данного модуля</text:span></text:p>
      <text:p text:style-name="P2"><text:span text:style-name="T23"><text:tab/><text:tab/> </text:span><text:span text:style-name="T8">Modules.имя нового модуля </text:span><text:span text:style-name="T9">= Modules.имя модуля.createCloneModule()</text:span></text:p>
      <text:p text:style-name="P39"/>
      <text:p text:style-name="P2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"/><text:span text:style-name="T34">перед созданием нового модуля, если прототип или клонируемый <text:tab/><text:tab/><text:tab/><text:tab/><text:tab/> <text:s text:c="2"/>был расширен этим событием.</text:span><text:bookmark-end text:name="__DdeLink__2_18851778231"/></text:p>
      <text:p text:style-name="P2"><text:span text:style-name="T34"><text:tab/><text:tab/> </text:span><text:span text:style-name="T28">beforeClone -</text:span><text:span text:style-name="T34"> </text:span><text:bookmark-start text:name="__DdeLink__2_188517782311"/><text:span text:style-name="T34">перед созданием нового модуля, если прототип или клонируемый <text:tab/><text:tab/><text:tab/><text:tab/><text:tab/> <text:s text:c="2"/>был расширен этим событием.</text:span><text:bookmark-end text:name="__DdeLink__2_188517782311"/></text:p>
      <text:p text:style-name="P2"><text:span text:style-name="T35"><text:s/></text:span><text:span text:style-name="T29"><text:s text:c="3"/></text:span></text:p>
      <text:p text:style-name="P4"><text:span text:style-name="T2"><text:tab/><text:tab/> <text:s/></text:span><text:span text:style-name="T3">afterCreate </text:span><text:span text:style-name="T23">- <text:s text:c="2"/>после созданием нового модуля, если прототип или клонируемый <text:tab/><text:tab/><text:tab/><text:tab/><text:tab/> <text:s text:c="3"/>был расширен этим событием.</text:span></text:p>
      <text:p text:style-name="P9"><text:span text:style-name="T23"><text:tab/><text:tab/> <text:s/></text:span><text:span text:style-name="T30">after</text:span><text:span text:style-name="T28">Clone <text:s/>-</text:span><text:span text:style-name="T34"> </text:span><text:span text:style-name="T36">после</text:span><text:bookmark-start text:name="__DdeLink__2_18851778231211"/><text:span text:style-name="T34"> создани</text:span><text:span text:style-name="T36">я</text:span><text:span text:style-name="T34"> нового модуля, если прототип или клонируемый <text:tab/><text:tab/><text:tab/><text:tab/><text:tab/> <text:s text:c="2"/>был расширен этим событием.</text:span><text:bookmark-end text:name="__DdeLink__2_18851778231211"/></text:p>
      <text:p text:style-name="P48"/>
      <text:p text:style-name="P9"><text:span text:style-name="T23"><text:s text:c="9"/></text:span><text:span text:style-name="T10">Возвращает ссылку на модуль- последующие операции можно вызывать по цепочке</text:span></text:p>
      <text:p text:style-name="P37"/>
      <text:p text:style-name="P33"><text:s text:c="16"/></text:p>
      <text:p text:style-name="P8"><text:bookmark-start text:name="__DdeLink__27_1885177823"/><text:span text:style-name="T3">Modules.имя модуля.</text:span><text:span text:style-name="T4">createCloneModuleWithOutAuditions</text:span><text:span text:style-name="T3">()</text:span><text:span text:style-name="T23"> <text:s/>- создаёт и возвращает <text:s/><text:tab/><text:tab/><text:tab/><text:tab/><text:tab/>копию данного модуля </text:span><text:span text:style-name="T24">без списка прослушиваемых <text:s/>модулей</text:span></text:p>
      <text:p text:style-name="P35"/>
      <text:p text:style-name="P8"><text:span text:style-name="T23"><text:tab/></text:span><text:span text:style-name="T47">Modules.имя нового модуля </text:span><text:span text:style-name="T48">=Modules.имямодуля.</text:span><text:span text:style-name="T49">createCloneModuleWithOutAuditions</text:span><text:span text:style-name="T48">()</text:span></text:p>
      <text:p text:style-name="P40"/>
      <text:p text:style-name="P8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3"/><text:span text:style-name="T34">перед созданием нового модуля, если прототип или клонируемый <text:tab/></text:span><text:soft-page-break/><text:span text:style-name="T34"><text:tab/><text:tab/><text:tab/><text:tab/> <text:s text:c="2"/>был расширен этим событием.</text:span><text:bookmark-end text:name="__DdeLink__2_188517782313"/></text:p>
      <text:p text:style-name="P8"><text:span text:style-name="T34"><text:tab/><text:tab/> </text:span><text:span text:style-name="T28">beforeClone -</text:span><text:span text:style-name="T34"> </text:span><text:bookmark-start text:name="__DdeLink__2_1885177823111"/><text:span text:style-name="T34">перед созданием нового модуля, если прототип или клонируемый <text:tab/><text:tab/><text:tab/><text:tab/><text:tab/> <text:s text:c="2"/>был расширен этим событием.</text:span><text:bookmark-end text:name="__DdeLink__2_1885177823111"/></text:p>
      <text:p text:style-name="P8"><text:span text:style-name="T35"><text:s/></text:span><text:span text:style-name="T29"><text:s text:c="3"/></text:span></text:p>
      <text:p text:style-name="P5"><text:span text:style-name="T2"><text:tab/><text:tab/> <text:s/></text:span><text:span text:style-name="T3">afterCreate </text:span><text:span text:style-name="T23">- <text:s text:c="2"/>после созданием нового модуля, если прототип или клонируемый <text:tab/><text:tab/><text:tab/><text:tab/><text:tab/> <text:s text:c="3"/>был расширен этим событием.</text:span></text:p>
      <text:p text:style-name="P8"><text:span text:style-name="T23"><text:tab/><text:tab/> <text:s/></text:span><text:span text:style-name="T5">after</text:span><text:span text:style-name="T28">Clone <text:s/>-</text:span><text:span text:style-name="T34"> </text:span><text:span text:style-name="T36">после</text:span><text:bookmark-start text:name="__DdeLink__2_1885177823121"/><text:span text:style-name="T34"> создани</text:span><text:span text:style-name="T36">я</text:span><text:span text:style-name="T34"> нового модуля, если прототип или клонируемый <text:tab/><text:tab/><text:tab/><text:tab/><text:tab/> <text:s text:c="2"/>был расширен этим событием.</text:span><text:bookmark-end text:name="__DdeLink__27_1885177823"/><text:bookmark-end text:name="__DdeLink__2_1885177823121"/></text:p>
      <text:p text:style-name="P34"><text:bookmark-end text:name="__DdeLink__20_1885177823"/><text:s text:c="25"/></text:p>
      <text:p text:style-name="P9"><text:span text:style-name="T23"><text:s text:c="11"/></text:span><text:span text:style-name="T10">Возвращает ссылку на модуль- последующие операции можно вызывать по цепочке</text:span></text:p>
      <text:p text:style-name="P37"/>
      <text:p text:style-name="P37"/>
      <text:p text:style-name="P8"><text:bookmark-start text:name="__DdeLink__48_1885177823"/><text:bookmark-start text:name="__DdeLink__59_1885177823"/><text:span text:style-name="T3">Modules.имя модуля.</text:span><text:span text:style-name="T4">extend</text:span><text:span text:style-name="T3">(</text:span><text:bookmark-start text:name="__DdeLink__31_1885177823"/><text:span text:style-name="T4">{data}</text:span><text:bookmark-end text:name="__DdeLink__31_1885177823"/><text:span text:style-name="T3">)</text:span><text:span text:style-name="T23"> <text:s/>- </text:span><text:span text:style-name="T24">наследует данный модуль, заменяя и расширяя свойства и <text:s/><text:tab/><text:tab/><text:tab/><text:tab/><text:tab/> <text:s text:c="6"/>методы преданными, </text:span><text:span text:style-name="T25">не сохраняет <text:tab/><text:tab/><text:tab/><text:tab/><text:tab/><text:tab/><text:tab/><text:tab/><text:tab/> <text:s text:c="6"/>спис</text:span><text:span text:style-name="T26">о</text:span><text:span text:style-name="T25">к прослушиваемых модулей</text:span></text:p>
      <text:p text:style-name="P35"/>
      <text:p text:style-name="P8"><text:span text:style-name="T23"><text:tab/></text:span><text:span text:style-name="T47">Modules.имя нового модуля </text:span><text:span text:style-name="T48">=Modules.имя модуля.</text:span><text:span text:style-name="T49">extend</text:span><text:span text:style-name="T48">(</text:span><text:span text:style-name="T49">{data}</text:span><text:span text:style-name="T48">)</text:span></text:p>
      <text:p text:style-name="P40"/>
      <text:p text:style-name="P9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3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"/><text:span text:style-name="T34"><text:line-break/><text:tab/><text:tab/> </text:span><text:span text:style-name="T8"><text:s/></text:span><text:span text:style-name="T28">before</text:span><text:span text:style-name="T30">Extend</text:span><text:span text:style-name="T28"> -</text:span><text:span text:style-name="T34"> </text:span><text:bookmark-start text:name="__DdeLink__2_1885177823131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1"/></text:p>
      <text:p text:style-name="P49"/>
      <text:p text:style-name="P9"><text:span text:style-name="T34"><text:tab/><text:tab/> </text:span><text:span text:style-name="T30">beforeClearAuditions</text:span><text:span text:style-name="T28"> -</text:span><text:span text:style-name="T34"> </text:span><text:bookmark-start text:name="__DdeLink__2_18851778231111"/><text:span text:style-name="T34">перед </text:span><text:span text:style-name="T36">сбросом слушателей </text:span><text:span text:style-name="T34">, если прототип или <text:tab/><text:tab/><text:tab/><text:tab/><text:tab/><text:tab/> <text:s text:c="2"/></text:span><text:span text:style-name="T36">наследуемый</text:span><text:span text:style-name="T34"> был расширен этим событием.</text:span><text:bookmark-end text:name="__DdeLink__2_18851778231111"/></text:p>
      <text:p text:style-name="P8"><text:span text:style-name="T35"><text:s/></text:span><text:span text:style-name="T29"><text:s text:c="3"/></text:span></text:p>
      <text:p text:style-name="P6"><text:span text:style-name="T2"><text:tab/><text:tab/> <text:s/></text:span><text:span text:style-name="T3">after</text:span><text:span text:style-name="T5">ClearAuditions</text:span><text:span text:style-name="T23">- <text:s text:c="2"/>после с</text:span><text:span text:style-name="T25">сбросa слушателей </text:span><text:span text:style-name="T23">, если прототип или <text:tab/><text:tab/><text:tab/><text:tab/><text:tab/><text:tab/> <text:s text:c="2"/></text:span><text:span text:style-name="T25">наследуемый</text:span><text:span text:style-name="T23"> был расширен этим событием.</text:span></text:p>
      <text:p text:style-name="P48"/>
      <text:p text:style-name="P9"><text:span text:style-name="T23"><text:tab/><text:tab/> <text:s/></text:span><text:span text:style-name="T28">afterCreate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9"><text:span text:style-name="T23"><text:tab/><text:tab/> <text:s/></text:span><text:span text:style-name="T28">after</text:span><text:span text:style-name="T30">Extend</text:span><text:span text:style-name="T28">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48"/>
      <text:p text:style-name="P9"><text:span text:style-name="T34"><text:s text:c="12"/></text:span><text:span text:style-name="T10">Возвращает ссылку на модуль- последующие операции можно вызывать по цепочке</text:span><text:bookmark-end text:name="__DdeLink__59_1885177823"/></text:p>
      <text:p text:style-name="P37"/>
      <text:p text:style-name="P37"/>
      <text:p text:style-name="P10"><text:bookmark-start text:name="__DdeLink__69_1885177823"/><text:span text:style-name="T3">Modules.имя модуля.</text:span><text:span text:style-name="T6">extendWithSaveAuditions</text:span><text:span text:style-name="T3">(</text:span><text:bookmark-start text:name="__DdeLink__31_18851778231"/><text:span text:style-name="T4">{data}</text:span><text:bookmark-end text:name="__DdeLink__31_18851778231"/><text:span text:style-name="T3">)</text:span><text:span text:style-name="T23"> <text:s/>- </text:span><text:span text:style-name="T24">наследует данный модуль, заменяя и расширяя свойства и <text:s/><text:tab/><text:tab/><text:tab/><text:tab/><text:tab/> <text:s text:c="6"/>методы преданными, </text:span><text:span text:style-name="T25"><text:s/>сохраняет <text:tab/><text:tab/><text:tab/><text:tab/><text:tab/><text:tab/><text:tab/><text:tab/><text:tab/> <text:s text:c="6"/>спис</text:span><text:span text:style-name="T26">о</text:span><text:span text:style-name="T25">к прослушиваемых модулей</text:span></text:p>
      <text:p text:style-name="P36"/>
      <text:p text:style-name="P10"><text:span text:style-name="T23"><text:tab/></text:span><text:span text:style-name="T47">Modules.имя нового модуля </text:span><text:span text:style-name="T48">=Modules.имя модуля.</text:span><text:span text:style-name="T49">extend</text:span><text:span text:style-name="T48">(</text:span><text:span text:style-name="T49">{data}</text:span><text:span text:style-name="T48">)</text:span></text:p>
      <text:p text:style-name="P41"/>
      <text:p text:style-name="P10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312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2"/><text:span text:style-name="T34"><text:line-break/><text:tab/><text:tab/> </text:span><text:span text:style-name="T8"><text:s/></text:span><text:span text:style-name="T28">before</text:span><text:span text:style-name="T30">Extend</text:span><text:span text:style-name="T28"> -</text:span><text:span text:style-name="T34"> </text:span><text:bookmark-start text:name="__DdeLink__2_18851778231311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11"/></text:p>
      <text:p text:style-name="P50"><text:soft-page-break/></text:p>
      <text:p text:style-name="P10"><text:span text:style-name="T34"><text:tab/><text:tab/> </text:span><text:span text:style-name="T30">before</text:span><text:span text:style-name="T31">Copy</text:span><text:span text:style-name="T30">Auditions</text:span><text:span text:style-name="T28"> -</text:span><text:span text:style-name="T34"> </text:span><text:bookmark-start text:name="__DdeLink__2_188517782311111"/><text:span text:style-name="T34">перед </text:span><text:span text:style-name="T37">копированием </text:span><text:span text:style-name="T36">слушателей </text:span><text:span text:style-name="T34">, если прототип или <text:tab/><text:tab/><text:tab/><text:tab/><text:tab/><text:tab/> <text:s text:c="2"/></text:span><text:span text:style-name="T36">наследуемый</text:span><text:span text:style-name="T34"> был расширен этим событием.</text:span><text:bookmark-end text:name="__DdeLink__2_188517782311111"/></text:p>
      <text:p text:style-name="P10"><text:span text:style-name="T35"><text:s/></text:span><text:span text:style-name="T29"><text:s text:c="3"/></text:span></text:p>
      <text:p text:style-name="P7"><text:span text:style-name="T2"><text:tab/><text:tab/> <text:s/></text:span><text:span text:style-name="T3">after</text:span><text:span text:style-name="T6">Copy</text:span><text:span text:style-name="T5">Auditions</text:span><text:span text:style-name="T23">- <text:s text:c="2"/>после </text:span><text:span text:style-name="T26">копирования</text:span><text:span text:style-name="T25"> слушателей </text:span><text:span text:style-name="T23">, если прототип или <text:tab/><text:tab/><text:tab/><text:tab/><text:tab/><text:tab/> <text:s text:c="2"/></text:span><text:span text:style-name="T25">наследуемый</text:span><text:span text:style-name="T23"> был расширен этим событием.</text:span></text:p>
      <text:p text:style-name="P50"/>
      <text:p text:style-name="P10"><text:span text:style-name="T23"><text:tab/><text:tab/> <text:s/></text:span><text:span text:style-name="T28">afterCreate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0"><text:span text:style-name="T23"><text:tab/><text:tab/> <text:s/></text:span><text:span text:style-name="T28">after</text:span><text:span text:style-name="T30">Extend</text:span><text:span text:style-name="T28">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50"/>
      <text:p text:style-name="P10"><text:bookmark-end text:name="__DdeLink__48_1885177823"/><text:span text:style-name="T34"><text:s text:c="12"/></text:span><text:span text:style-name="T10">Возвращает ссылку на модуль- последующие операции можно вызывать по цепочке</text:span><text:bookmark-end text:name="__DdeLink__69_1885177823"/></text:p>
      <text:p text:style-name="P38"/>
      <text:p text:style-name="P38"/>
      <text:p text:style-name="P10"><text:span text:style-name="T3">Modules.имя модуля.</text:span><text:span text:style-name="T6">extendExpanding</text:span><text:span text:style-name="T3">(</text:span><text:bookmark-start text:name="__DdeLink__31_18851778232"/><text:span text:style-name="T4">{data}</text:span><text:bookmark-end text:name="__DdeLink__31_18851778232"/><text:span text:style-name="T3">)</text:span><text:span text:style-name="T23"> <text:s/>- </text:span><text:span text:style-name="T24">наследует данный модуль, заменяя </text:span><text:span text:style-name="T26">простые <text:tab/><text:tab/><text:tab/>свойства и расширяя прежние переданными если существующие являются <text:tab/><text:tab/><text:tab/><text:tab/>объектом или массивом</text:span><text:span text:style-name="T24">и расширяя свойства и <text:s/>методы преданными, </text:span><text:span text:style-name="T25">не сохраня <text:tab/><text:tab/><text:tab/>спис</text:span><text:span text:style-name="T26">о</text:span><text:span text:style-name="T25">к прослушиваемых модулей</text:span></text:p>
      <text:p text:style-name="P36"/>
      <text:p text:style-name="P10"><text:span text:style-name="T23"><text:tab/></text:span><text:span text:style-name="T47">Modules.имя нового модуля </text:span><text:span text:style-name="T48">=Modules.имя модуля.</text:span><text:span text:style-name="T50">extendExpanding</text:span><text:span text:style-name="T48">(</text:span><text:span text:style-name="T49">{data}</text:span><text:span text:style-name="T48">)</text:span></text:p>
      <text:p text:style-name="P41"/>
      <text:p text:style-name="P10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313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3"/><text:span text:style-name="T34"><text:line-break/><text:tab/><text:tab/> </text:span><text:span text:style-name="T8"><text:s/></text:span><text:span text:style-name="T28">before</text:span><text:span text:style-name="T30">Extend</text:span><text:span text:style-name="T28"> -</text:span><text:span text:style-name="T34"> </text:span><text:bookmark-start text:name="__DdeLink__2_188517782313112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12"/></text:p>
      <text:p text:style-name="P50"/>
      <text:p text:style-name="P10"><text:span text:style-name="T34"><text:tab/><text:tab/> </text:span><text:span text:style-name="T30">beforeClearAuditions</text:span><text:span text:style-name="T28"> -</text:span><text:span text:style-name="T34"> </text:span><text:bookmark-start text:name="__DdeLink__2_188517782311112"/><text:span text:style-name="T34">перед </text:span><text:span text:style-name="T36">сбросом слушателей </text:span><text:span text:style-name="T34">, если прототип или <text:tab/><text:tab/><text:tab/><text:tab/><text:tab/><text:tab/> <text:s text:c="2"/></text:span><text:span text:style-name="T36">наследуемый</text:span><text:span text:style-name="T34"> был расширен этим событием.</text:span><text:bookmark-end text:name="__DdeLink__2_188517782311112"/></text:p>
      <text:p text:style-name="P10"><text:span text:style-name="T35"><text:s/></text:span><text:span text:style-name="T29"><text:s text:c="3"/></text:span></text:p>
      <text:p text:style-name="P7"><text:span text:style-name="T2"><text:tab/><text:tab/> <text:s/></text:span><text:span text:style-name="T3">after</text:span><text:span text:style-name="T5">ClearAuditions</text:span><text:span text:style-name="T23">- <text:s text:c="2"/>после с</text:span><text:span text:style-name="T25">сбросa слушателей </text:span><text:span text:style-name="T23">, если прототип или <text:tab/><text:tab/><text:tab/><text:tab/><text:tab/><text:tab/> <text:s text:c="2"/></text:span><text:span text:style-name="T25">наследуемый</text:span><text:span text:style-name="T23"> был расширен этим событием.</text:span></text:p>
      <text:p text:style-name="P50"/>
      <text:p text:style-name="P10"><text:span text:style-name="T23"><text:tab/><text:tab/> <text:s/></text:span><text:span text:style-name="T28">afterCreate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0"><text:span text:style-name="T23"><text:tab/><text:tab/> <text:s/></text:span><text:span text:style-name="T28">after</text:span><text:span text:style-name="T30">Extend</text:span><text:span text:style-name="T28">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50"/>
      <text:p text:style-name="P10"><text:span text:style-name="T34"><text:s text:c="12"/></text:span><text:span text:style-name="T10">Возвращает ссылку на модуль- последующие операции можно вызывать по цепочке</text:span></text:p>
      <text:p text:style-name="P38"/>
      <text:p text:style-name="P38"/>
      <text:p text:style-name="P38"/>
      <text:p text:style-name="P10"><text:bookmark-start text:name="__DdeLink__77_1885177823"/><text:span text:style-name="T3">Modules.имя модуля.</text:span><text:bookmark-end text:name="__DdeLink__77_1885177823"/><text:span text:style-name="T6">extendExpandingAndSaveAuditions</text:span><text:span text:style-name="T3">(</text:span><text:bookmark-start text:name="__DdeLink__31_188517782311"/><text:span text:style-name="T4">{data}</text:span><text:bookmark-end text:name="__DdeLink__31_188517782311"/><text:span text:style-name="T3">)</text:span><text:span text:style-name="T23"> <text:s/>- </text:span><text:span text:style-name="T24">наследует данный модуль, <text:tab/>заменяя </text:span><text:span text:style-name="T26">простые свойства и расширяя прежние переданными если существующие <text:tab/>являются объектом или массивом</text:span><text:span text:style-name="T24">и расширяя свойства и методы преданными.</text:span></text:p>
      <text:p text:style-name="P36"/>
      <text:p text:style-name="P10"><text:span text:style-name="T47">Modules.имя нового модуля </text:span><text:span text:style-name="T48">=Modules.имя модуля.</text:span><text:span text:style-name="T50">extendExpandingAndSaveAuditions</text:span><text:span text:style-name="T48">(</text:span><text:span text:style-name="T49">{data}</text:span><text:span text:style-name="T48">)</text:span></text:p>
      <text:p text:style-name="P41"/>
      <text:p text:style-name="P10"><text:soft-page-break/><text:span text:style-name="T9"><text:tab/></text:span><text:bookmark-start text:name="__DdeLink__79_1885177823"/><text:span text:style-name="T9">Вызывает <text:s/>события :</text:span><text:bookmark-end text:name="__DdeLink__79_1885177823"/><text:span text:style-name="T9"><text:line-break/><text:tab/><text:tab/></text:span><text:span text:style-name="T8"> </text:span><text:span text:style-name="T28">beforeCreate <text:s/>-</text:span><text:span text:style-name="T34"> </text:span><text:bookmark-start text:name="__DdeLink__2_18851778231312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21"/><text:span text:style-name="T34"><text:line-break/><text:tab/><text:tab/> </text:span><text:span text:style-name="T8"><text:s/></text:span><text:span text:style-name="T28">before</text:span><text:span text:style-name="T30">Extend</text:span><text:span text:style-name="T28"> -</text:span><text:span text:style-name="T34"> </text:span><text:bookmark-start text:name="__DdeLink__2_188517782313111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111"/></text:p>
      <text:p text:style-name="P50"/>
      <text:p text:style-name="P10"><text:span text:style-name="T34"><text:tab/><text:tab/> </text:span><text:span text:style-name="T30">before</text:span><text:span text:style-name="T31">Copy</text:span><text:span text:style-name="T30">Auditions</text:span><text:span text:style-name="T28"> -</text:span><text:span text:style-name="T34"> </text:span><text:bookmark-start text:name="__DdeLink__2_1885177823111111"/><text:span text:style-name="T34">перед </text:span><text:span text:style-name="T37">копированием </text:span><text:span text:style-name="T36">слушателей </text:span><text:span text:style-name="T34">, если прототип или <text:tab/><text:tab/><text:tab/><text:tab/><text:tab/><text:tab/> <text:s text:c="2"/></text:span><text:span text:style-name="T36">наследуемый</text:span><text:span text:style-name="T34"> был расширен этим событием.</text:span><text:bookmark-end text:name="__DdeLink__2_1885177823111111"/></text:p>
      <text:p text:style-name="P10"><text:span text:style-name="T35"><text:s/></text:span><text:span text:style-name="T29"><text:s text:c="3"/></text:span></text:p>
      <text:p text:style-name="P7"><text:span text:style-name="T2"><text:tab/><text:tab/> <text:s/></text:span><text:span text:style-name="T3">after</text:span><text:span text:style-name="T6">Copy</text:span><text:span text:style-name="T5">Auditions</text:span><text:span text:style-name="T23">- <text:s text:c="2"/>после </text:span><text:span text:style-name="T26">копирования</text:span><text:span text:style-name="T25"> слушателей </text:span><text:span text:style-name="T23">, если прототип или <text:tab/><text:tab/><text:tab/><text:tab/><text:tab/><text:tab/> <text:s text:c="2"/></text:span><text:span text:style-name="T25">наследуемый</text:span><text:span text:style-name="T23"> был расширен этим событием.</text:span></text:p>
      <text:p text:style-name="P50"/>
      <text:p text:style-name="P10"><text:span text:style-name="T23"><text:tab/><text:tab/> <text:s/></text:span><text:span text:style-name="T28">afterCreate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50"/>
      <text:p text:style-name="P10"><text:span text:style-name="T23"><text:tab/><text:tab/> <text:s/></text:span><text:span text:style-name="T28">after</text:span><text:span text:style-name="T30">Extend</text:span><text:span text:style-name="T28">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50"/>
      <text:p text:style-name="P10"><text:span text:style-name="T34"><text:s text:c="12"/></text:span><text:span text:style-name="T10">Возвращает ссылку на модуль- последующие операции можно вызывать по цепочке<text:line-break/><text:line-break/><text:line-break/></text:span><text:bookmark-start text:name="__DdeLink__86_1885177823"/><text:span text:style-name="T9">Modules.имя модуля.</text:span><text:span text:style-name="T11">removeModule() -</text:span><text:span text:style-name="T37">удаляет данный модуль , извлекает из списка <text:tab/><text:tab/><text:tab/><text:tab/><text:tab/><text:tab/><text:tab/>прослушиваемых</text:span></text:p>
      <text:p text:style-name="P51"/>
      <text:p text:style-name="P10"><text:span text:style-name="T37"><text:tab/></text:span><text:span text:style-name="T9">Вызывает <text:s/>события :<text:line-break/></text:span></text:p>
      <text:p text:style-name="P10"><text:span text:style-name="T9"><text:tab/><text:tab/></text:span><text:span text:style-name="T11">beforeRemove <text:s/></text:span><text:span text:style-name="T37">- </text:span><text:bookmark-start text:name="__DdeLink__81_1885177823"/><text:span text:style-name="T37">перед удалением данного модуля если прототип, модуль <text:tab/><text:tab/><text:tab/><text:tab/><text:tab/>наследуемы, либо клонируемый были расширенны <text:s/>данным событием</text:span><text:bookmark-end text:name="__DdeLink__86_1885177823"/><text:bookmark-end text:name="__DdeLink__81_1885177823"/></text:p>
      <text:p text:style-name="P43"/>
      <text:p text:style-name="P44"><text:tab/><text:tab/></text:p>
      <text:p text:style-name="P44"/>
      <text:p text:style-name="P11"><text:span text:style-name="T12">Modules.removeModules(modules | [modules ]) </text:span><text:span text:style-name="T38">-удаляет указанные модули и извлекает их из <text:tab/><text:tab/>списка прослушиваемых</text:span></text:p>
      <text:p text:style-name="P53"/>
      <text:p text:style-name="P11"><text:span text:style-name="T38"><text:tab/></text:span><text:span text:style-name="T9">Вызывает <text:s/>события :<text:line-break/></text:span></text:p>
      <text:p text:style-name="P12"><text:span text:style-name="T9"><text:tab/><text:tab/></text:span><text:span text:style-name="T11">beforeRemove <text:s/></text:span><text:span text:style-name="T37">- </text:span><text:bookmark-start text:name="__DdeLink__81_18851778231"/><text:span text:style-name="T37">перед удалением данного модуля если прототип, модуль <text:tab/><text:tab/><text:tab/><text:tab/><text:tab/>наследуемы, либо клонируемый были расширенны <text:s/>данным событием</text:span><text:bookmark-end text:name="__DdeLink__81_18851778231"/><text:span text:style-name="T37"><text:line-break/><text:line-break/><text:line-break/></text:span><text:span text:style-name="T9">Modules.имя модуля.</text:span><text:span text:style-name="T13">setAllDefaultSettings</text:span><text:span text:style-name="T11">() -</text:span><text:span text:style-name="T39">возвращает данные к виду переданному при <text:tab/><text:tab/>создании объекта , настройки по умолчанию наследуются при клонировании и <text:tab/>расширении модуля</text:span></text:p>
      <text:p text:style-name="P52"/>
      <text:p text:style-name="P12"><text:span text:style-name="T37"><text:tab/></text:span><text:span text:style-name="T9">Вызывает <text:s/>события :<text:line-break/></text:span></text:p>
      <text:p text:style-name="P13"><text:span text:style-name="T9"><text:tab/><text:tab/></text:span><text:bookmark-start text:name="__DdeLink__90_1885177823"/><text:span text:style-name="T13">beforeSetOneDefaultSetting</text:span><text:span text:style-name="T11"> <text:s/></text:span><text:span text:style-name="T37">- </text:span><text:span text:style-name="T39">перед сбросом настроек к исходным<text:line-break/><text:tab/><text:tab/><text:line-break/><text:tab/><text:tab/></text:span><text:span text:style-name="T32">afterSetOneDefaultSetting</text:span><text:span text:style-name="T39"> <text:s/>-после сброса к исходным</text:span><text:bookmark-end text:name="__DdeLink__90_1885177823"/></text:p>
      <text:p text:style-name="P13"><text:soft-page-break/><text:span text:style-name="T39"><text:line-break/> <text:s text:c="11"/></text:span><text:span text:style-name="T40">должны получать старые и новые?<text:line-break/></text:span><text:span text:style-name="T39"><text:line-break/></text:span><text:span text:style-name="T10">Возвращает ссылку на модуль- последующие операции можно вызывать по цепочке</text:span><text:span text:style-name="T39"><text:line-break/></text:span><text:bookmark-start text:name="__DdeLink__97_1885177823"/><text:span text:style-name="T9">Modules.имя модуля.</text:span><text:bookmark-end text:name="__DdeLink__97_1885177823"/><text:span text:style-name="T13">setAllDefaultSettings</text:span><text:span text:style-name="T11">(</text:span><text:span text:style-name="T14">[имена свойств]</text:span><text:span text:style-name="T11">) -</text:span><text:span text:style-name="T39">возвращает </text:span><text:span text:style-name="T40">указанные </text:span><text:span text:style-name="T39"><text:s/>к виду <text:tab/>переданному при создании объекта , настройки по умолчанию наследуются при <text:tab/>клонировании и расширении модуля.<text:line-break/><text:line-break/><text:tab/></text:span><text:span text:style-name="T9">Вызывает <text:s/>события :</text:span></text:p>
      <text:p text:style-name="P42"><text:tab/><text:tab/><text:tab/></text:p>
      <text:p text:style-name="P13"><text:span text:style-name="T9"><text:tab/><text:tab/></text:span><text:span text:style-name="T13">beforeSetOneDefaultSetting</text:span><text:span text:style-name="T11"> <text:s/></text:span><text:span text:style-name="T37">- </text:span><text:span text:style-name="T39">перед сбросом настроек к исходным<text:line-break/></text:span></text:p>
      <text:p text:style-name="P13"><text:span text:style-name="T39"><text:tab/><text:tab/></text:span><text:span text:style-name="T33">beforeSetOneDefaultSetting </text:span><text:span text:style-name="T40"><text:s text:c="3"/></text:span><text:span text:style-name="T39">перед сбросом настроек </text:span><text:span text:style-name="T40">каждого</text:span><text:span text:style-name="T39"> к исходн</text:span><text:span text:style-name="T40">о</text:span><text:span text:style-name="T39">м</text:span><text:span text:style-name="T40">у</text:span></text:p>
      <text:p text:style-name="P54"/>
      <text:p text:style-name="P13"><text:span text:style-name="T40"><text:tab/><text:tab/></text:span><text:span text:style-name="T33">afterSetOneDefaultSetting</text:span><text:span text:style-name="T40"> <text:s text:c="6"/></text:span><text:span text:style-name="T39">-после сброса </text:span><text:span text:style-name="T40">каждого </text:span><text:span text:style-name="T39">к исходн</text:span><text:span text:style-name="T40">о</text:span><text:span text:style-name="T39">м</text:span><text:span text:style-name="T40">у <text:s/></text:span><text:span text:style-name="T39"><text:line-break/><text:tab/><text:tab/><text:line-break/><text:tab/><text:tab/></text:span><text:span text:style-name="T32">afterSetOneDefaultSetting</text:span><text:span text:style-name="T39"> <text:s/>-после сброса к исходным<text:line-break/><text:line-break/></text:span><text:bookmark-start text:name="__DdeLink__94_1885177823"/><text:span text:style-name="T40">должны получать старые и новые?</text:span><text:bookmark-end text:name="__DdeLink__94_1885177823"/></text:p>
      <text:p text:style-name="P54"/>
      <text:p text:style-name="P14"><text:span text:style-name="T10">Возвращает ссылку на модуль- последующие операции можно вызывать по цепочке<text:line-break/><text:line-break/><text:line-break/></text:span><text:span text:style-name="T80">2 Структурирование модулей</text:span><text:span text:style-name="T33"><text:line-break/><text:line-break/></text:span><text:bookmark-start text:name="__DdeLink__100_1885177823"/><text:bookmark-start text:name="__DdeLink__104_1885177823"/><text:span text:style-name="T9">Modules.имя модуля.</text:span><text:span text:style-name="T15">setAsParentFor(модуль | массив модулей) – </text:span><text:span text:style-name="T20">назначает родителем данный модуль указанным модулем. Возвращает ссылку на себя -позволет вызов дальнейших методов по цепочке</text:span><text:bookmark-end text:name="__DdeLink__104_1885177823"/><text:span text:style-name="T20"><text:line-break/><text:line-break/><text:tab/>Генерирует события:<text:line-break/> <text:s text:c="27"/>beforeSetAsParent <text:s text:c="2"/>-всякий раз перед тем как, модуль назначается родителем<text:line-break/> <text:s text:c="27"/>beforeSetСhild <text:s text:c="2"/>-всякий раз <text:s/>пред тем как ,как модуль назначается потомком</text:span></text:p>
      <text:p text:style-name="P45"><text:s text:c="28"/></text:p>
      <text:p text:style-name="P14"><text:span text:style-name="T20"><text:s text:c="27"/>afterSetСhild <text:s/>-всякий раз после назначения модуля потомком<text:line-break/> <text:s text:c="26"/>afterSetAsParent <text:s text:c="2"/>-всякий раз после назначения модуля родителем</text:span><text:bookmark-end text:name="__DdeLink__100_1885177823"/><text:span text:style-name="T20"><text:line-break/> <text:s text:c="22"/></text:span></text:p>
      <text:p text:style-name="P45"/>
      <text:p text:style-name="P15"><text:span text:style-name="T9">Modules.имя модуля.</text:span><text:span text:style-name="T16">setAsСhildFor(</text:span><text:span text:style-name="T15">модуль ) – </text:span><text:span text:style-name="T20">назначает </text:span><text:span text:style-name="T21">потомком указанного модуля данный модуль. </text:span><text:span text:style-name="T20">Возвращает ссылку на себя -позволет вызов дальнейших методов по цепочке<text:line-break/><text:line-break/><text:tab/>Генерирует события:<text:line-break/> <text:s text:c="27"/>beforeSetAsParent <text:s text:c="2"/>-всякий раз перед тем как, модуль назначается родителем<text:line-break/> <text:s text:c="27"/>beforeSetСhild <text:s text:c="2"/>-всякий раз <text:s/>пред тем как ,как модуль назначается потомком</text:span></text:p>
      <text:p text:style-name="P46"><text:s text:c="28"/></text:p>
      <text:p text:style-name="P46"><text:s text:c="27"/>afterSetСhild <text:s/>-всякий раз после назначения модуля потомком<text:line-break/> <text:s text:c="26"/>afterSetAsParent <text:s text:c="2"/>-всякий раз после назначения модуля родителем</text:p>
      <text:p text:style-name="P46"/>
      <text:p text:style-name="P46"/>
      <text:p text:style-name="P15"><text:bookmark-start text:name="__DdeLink__106_1885177823"/><text:span text:style-name="T9">Modules.имя модуля.</text:span><text:span text:style-name="T16">getBranchСhildrenNames</text:span><text:span text:style-name="T15">()</text:span><text:bookmark-end text:name="__DdeLink__106_1885177823"/><text:span text:style-name="T15"> – </text:span><text:span text:style-name="T20"><text:s/>Возвращает </text:span><text:span text:style-name="T21">структурированный объект </text:span><text:soft-page-break/><text:span text:style-name="T21">потомков данного модуля.</text:span></text:p>
      <text:p text:style-name="P47"/>
      <text:p text:style-name="P47"/>
      <text:p text:style-name="P47"/>
      <text:p text:style-name="P15"><text:span text:style-name="T9">Modules.имя модуля.</text:span><text:span text:style-name="T16">getParentName</text:span><text:span text:style-name="T15">() </text:span><text:span text:style-name="T16">-</text:span><text:span text:style-name="T41">возвращает имя родителя данного модуля<text:line-break/></text:span></text:p>
      <text:p text:style-name="P15"><text:bookmark-start text:name="__DdeLink__109_1885177823"/><text:span text:style-name="T9">Modules.имя модуля.</text:span><text:span text:style-name="T16">getParent</text:span><text:span text:style-name="T15">()</text:span><text:bookmark-end text:name="__DdeLink__109_1885177823"/><text:span text:style-name="T15"> </text:span><text:span text:style-name="T16">-</text:span><text:span text:style-name="T41">возвращает ссылку на <text:s/>родителя данного модуля<text:line-break/></text:span></text:p>
      <text:p text:style-name="P15"><text:bookmark-start text:name="__DdeLink__111_1885177823"/><text:bookmark-start text:name="__DdeLink__113_1885177823"/><text:span text:style-name="T9">Modules.имя модуля.</text:span><text:span text:style-name="T16">getСhildren</text:span><text:span text:style-name="T15">()</text:span><text:bookmark-end text:name="__DdeLink__111_1885177823"/><text:bookmark-end text:name="__DdeLink__113_1885177823"/><text:span text:style-name="T15"> <text:s/></text:span><text:span text:style-name="T16">- </text:span><text:span text:style-name="T41">возвращает объект , где имена свойств -имена прямых потомков данного модуля , а их значения ссылки на эти модули<text:line-break/><text:line-break/></text:span><text:span text:style-name="T9">Modules.имя модуля.</text:span><text:span text:style-name="T16">changeСhildren</text:span><text:span text:style-name="T15">(</text:span><text:span text:style-name="T16">[модули]</text:span><text:span text:style-name="T15">)</text:span><text:span text:style-name="T42"> –</text:span><text:span text:style-name="T41"> заменяет потомков данного на модуля на указанные </text:span></text:p>
      <text:p text:style-name="P16"><text:span text:style-name="T41">-не доработан<text:line-break/>Возвращает ссылку на самого себя -позволяет вызов по цепочке<text:line-break/><text:line-break/></text:span><text:bookmark-start text:name="__DdeLink__115_1885177823"/><text:span text:style-name="T9">Modules.имя модуля.</text:span><text:span text:style-name="T16">getAllParentsName</text:span><text:span text:style-name="T15">() <text:s/></text:span><text:span text:style-name="T41">-возвращает массив имён родителей данного модуля . Чем дальше имя находится от начала массива тем родитель выше в иерархии</text:span><text:bookmark-end text:name="__DdeLink__115_1885177823"/><text:span text:style-name="T41"><text:line-break/><text:line-break/></text:span><text:bookmark-start text:name="__DdeLink__117_1885177823"/><text:span text:style-name="T9">Modules.имя модуля.</text:span><text:span text:style-name="T16">getAllParents</text:span><text:span text:style-name="T15">() <text:s/></text:span><text:span text:style-name="T41">-возвращает массив </text:span><text:span text:style-name="T43">ссылок на </text:span><text:span text:style-name="T41">родителей данного модуля . Чем дальше имя находится от начала массива тем родитель выше в иерархии</text:span><text:bookmark-end text:name="__DdeLink__117_1885177823"/><text:span text:style-name="T41"><text:line-break/></text:span></text:p>
      <text:p text:style-name="P16"><text:bookmark-start text:name="__DdeLink__119_1885177823"/><text:span text:style-name="T9">Modules.имя модуля.</text:span><text:span text:style-name="T17">getAllBrotherlyModules</text:span><text:span text:style-name="T15">() <text:s/></text:span><text:span text:style-name="T41">-возвращает массив </text:span><text:span text:style-name="T43">ссылок на братские модули</text:span><text:bookmark-end text:name="__DdeLink__119_1885177823"/></text:p>
      <text:p text:style-name="P55"/>
      <text:p text:style-name="P16"><text:bookmark-start text:name="__DdeLink__121_1885177823"/><text:span text:style-name="T9">Modules.имя модуля.</text:span><text:span text:style-name="T17">getAllBrotherlyModulesNames</text:span><text:span text:style-name="T15">() </text:span><text:bookmark-end text:name="__DdeLink__121_1885177823"/><text:span text:style-name="T15"><text:s/></text:span><text:span text:style-name="T41">-возвращает массив </text:span><text:span text:style-name="T43">имён братских модулей</text:span></text:p>
      <text:p text:style-name="P55"/>
      <text:p text:style-name="P16"><text:bookmark-start text:name="__DdeLink__123_1885177823"/><text:span text:style-name="T9">Modules.имя модуля.</text:span><text:span text:style-name="T17">removeParent</text:span><text:span text:style-name="T15">() </text:span><text:span text:style-name="T43">отвязывает данный модуль от родителя</text:span></text:p>
      <text:p text:style-name="P55"/>
      <text:p text:style-name="P55"><text:tab/>Генерирует события:<text:line-break/> <text:s text:c="22"/></text:p>
      <text:p text:style-name="P55"><text:tab/><text:tab/>beforeRemoveСhild <text:s/>-перед удалением потомка<text:line-break/> <text:s text:c="23"/>beforeRemoveParent <text:s/>-перед удалением родителя<text:line-break/> <text:s text:c="23"/></text:p>
      <text:p text:style-name="P55"><text:s text:c="23"/>afterRemoveParent <text:s text:c="2"/>-после удаления родителя</text:p>
      <text:p text:style-name="P16"><text:span text:style-name="T43"><text:s text:c="23"/>afterRemoveСhild <text:s text:c="4"/>-после удаления потомка<text:line-break/><text:tab/>Возвращает ссылку на самого себя -возможен вызов по цепочке<text:line-break/></text:span><text:bookmark-end text:name="__DdeLink__123_1885177823"/><text:span text:style-name="T43"><text:line-break/></text:span></text:p>
      <text:p text:style-name="P16"><text:span text:style-name="T43"><text:s/></text:span><text:bookmark-start text:name="__DdeLink__125_1885177823"/><text:span text:style-name="T9">Modules.имя модуля.</text:span><text:span text:style-name="T17">removeСhild</text:span><text:span text:style-name="T15">( </text:span><text:span text:style-name="T17">модуль/ массив модулей</text:span><text:span text:style-name="T15">) </text:span><text:span text:style-name="T43">отвязывает данных потомков от данного модуля</text:span></text:p>
      <text:p text:style-name="P55"/>
      <text:p text:style-name="P55"><text:tab/>Генерирует события:<text:line-break/> <text:s text:c="22"/></text:p>
      <text:p text:style-name="P55"><text:tab/><text:tab/>beforeRemoveСhild <text:s/>-перед удалением потомка<text:line-break/> <text:s text:c="23"/>beforeRemoveParent <text:s/>-перед удалением родителя<text:line-break/> <text:s text:c="23"/></text:p>
      <text:p text:style-name="P55"><text:s text:c="23"/>afterRemoveParent <text:s text:c="2"/>-после удаления родителя</text:p>
      <text:p text:style-name="P16"><text:span text:style-name="T43"><text:s text:c="23"/>afterRemoveСhild <text:s text:c="4"/>-после удаления потомка<text:line-break/></text:span><text:soft-page-break/><text:span text:style-name="T43"><text:tab/>Возвращает ссылку на самого себя -возможен вызов по цепочке<text:line-break/> <text:s text:c="23"/></text:span><text:bookmark-end text:name="__DdeLink__125_1885177823"/><text:span text:style-name="T43"><text:line-break/><text:line-break/></text:span><text:bookmark-start text:name="__DdeLink__127_1885177823"/><text:span text:style-name="T9">Modules.имя модуля.</text:span><text:span text:style-name="T17">removeAllСhildren</text:span><text:span text:style-name="T15"> </text:span><text:span text:style-name="T17">()</text:span><text:bookmark-end text:name="__DdeLink__127_1885177823"/><text:span text:style-name="T15"> </text:span><text:span text:style-name="T43">отвязывает всех потомков от данного модуля</text:span></text:p>
      <text:p text:style-name="P55"/>
      <text:p text:style-name="P55"><text:tab/>Генерирует события:<text:line-break/> <text:s text:c="22"/></text:p>
      <text:p text:style-name="P55"><text:tab/><text:tab/>beforeRemoveСhild <text:s/>-перед удалением потомка<text:line-break/> <text:s text:c="23"/>beforeRemoveParent <text:s/>-перед удалением родителя<text:line-break/> <text:s text:c="23"/></text:p>
      <text:p text:style-name="P55"><text:s text:c="23"/>afterRemoveParent <text:s text:c="2"/>-после удаления родителя</text:p>
      <text:p text:style-name="P55"><text:s text:c="23"/>afterRemoveСhild <text:s text:c="4"/>-после удаления потомка<text:line-break/><text:tab/>Возвращает ссылку на самого себя -возможен вызов по цепочке<text:line-break/> <text:s text:c="23"/></text:p>
      <text:p text:style-name="P55"/>
      <text:p text:style-name="P16"><text:span text:style-name="T9">Modules.имя модуля.</text:span><text:span text:style-name="T17">isChild</text:span><text:span text:style-name="T15"> </text:span><text:span text:style-name="T17">(модуль) – </text:span><text:span text:style-name="T43">проверяет , является ли указанный модуль потомком данного модуля вне зависимости от иерархии. </text:span></text:p>
      <text:p text:style-name="P55"/>
      <text:p text:style-name="P16"><text:span text:style-name="T43">Возвращает true или false<text:line-break/><text:line-break/><text:line-break/></text:span><text:bookmark-start text:name="__DdeLink__130_1885177823"/><text:span text:style-name="T9">Modules.имя модуля.</text:span><text:span text:style-name="T17">isChildOf</text:span><text:span text:style-name="T15"> </text:span><text:span text:style-name="T17">(модуль) – </text:span><text:span text:style-name="T43">проверяет , является ли данный модуль родителем указанногго модуля вне зависимости от иерархии. </text:span></text:p>
      <text:p text:style-name="P55"/>
      <text:p text:style-name="P16"><text:span text:style-name="T43">Возвращает true или false</text:span><text:bookmark-end text:name="__DdeLink__130_1885177823"/><text:span text:style-name="T43"><text:line-break/><text:line-break/></text:span><text:bookmark-start text:name="__DdeLink__132_1885177823"/><text:span text:style-name="T9">Modules.имя модуля.</text:span><text:span text:style-name="T17">isDirectChildOf</text:span><text:span text:style-name="T15"> </text:span><text:span text:style-name="T17">(модуль) </text:span><text:bookmark-end text:name="__DdeLink__132_1885177823"/><text:span text:style-name="T17">– </text:span><text:span text:style-name="T43">проверяет , является ли данный модуль прямым потомком указанного. </text:span></text:p>
      <text:p text:style-name="P55"/>
      <text:p text:style-name="P55">Возвращает true или false</text:p>
      <text:p text:style-name="P55"/>
      <text:p text:style-name="P16"><text:bookmark-start text:name="__DdeLink__135_1885177823"/><text:span text:style-name="T9">Modules.имя модуля.</text:span><text:span text:style-name="T17">isDirectChildOf(модуль) – </text:span><text:span text:style-name="T43">проверяет , является ли указанный модуль прямым потомком данного. </text:span></text:p>
      <text:p text:style-name="P55"/>
      <text:p text:style-name="P16"><text:span text:style-name="T43">Возвращает true или false</text:span><text:bookmark-end text:name="__DdeLink__135_1885177823"/><text:span text:style-name="T43"><text:line-break/><text:line-break/></text:span><text:bookmark-start text:name="__DdeLink__140_1885177823"/><text:span text:style-name="T9">Modules.имя модуля.</text:span><text:span text:style-name="T17">isParent(модуль) – </text:span><text:span text:style-name="T43">проверяет , является ли указанный модуль <text:s/>предком данного. </text:span></text:p>
      <text:p text:style-name="P55"/>
      <text:p text:style-name="P17"><text:span text:style-name="T43">Возвращает true или false<text:line-break/><text:line-break/></text:span><text:span text:style-name="T9">Modules.имя модуля.</text:span><text:span text:style-name="T17">isParent</text:span><text:span text:style-name="T18">Of</text:span><text:span text:style-name="T17">(модуль) – </text:span><text:span text:style-name="T43">проверяет , является ли </text:span><text:span text:style-name="T44">данный</text:span><text:span text:style-name="T43"> модуль <text:s/>предком </text:span><text:span text:style-name="T44">указанного</text:span><text:span text:style-name="T43">. </text:span></text:p>
      <text:p text:style-name="P56"/>
      <text:p text:style-name="P18"><text:span text:style-name="T43">Возвращает true или false</text:span><text:bookmark-end text:name="__DdeLink__140_1885177823"/><text:span text:style-name="T43"><text:line-break/><text:line-break/><text:line-break/> </text:span><text:span text:style-name="T9">Modules.имя модуля.</text:span><text:span text:style-name="T17">is</text:span><text:span text:style-name="T18">Direct</text:span><text:span text:style-name="T17">Parent(модуль) – </text:span><text:span text:style-name="T43">проверяет , является ли указанный модуль прямым предком данного. </text:span></text:p>
      <text:p text:style-name="P57"><text:soft-page-break/></text:p>
      <text:p text:style-name="P18"><text:span text:style-name="T43">Возвращает true или false<text:line-break/><text:line-break/></text:span><text:bookmark-start text:name="__DdeLink__142_1885177823"/><text:span text:style-name="T9">Modules.имя модуля.</text:span><text:span text:style-name="T17">is</text:span><text:span text:style-name="T18">Direct</text:span><text:span text:style-name="T17">Parent</text:span><text:span text:style-name="T18">Of</text:span><text:span text:style-name="T17">(модуль) – </text:span><text:span text:style-name="T43">проверяет , является ли </text:span><text:span text:style-name="T44">данный</text:span><text:span text:style-name="T43"> модуль прямым предком </text:span><text:span text:style-name="T44">указанного</text:span><text:span text:style-name="T43">. </text:span></text:p>
      <text:p text:style-name="P57"/>
      <text:p text:style-name="P18"><text:span text:style-name="T43">Возвращает true или false</text:span><text:bookmark-end text:name="__DdeLink__142_1885177823"/><text:span text:style-name="T43"><text:line-break/><text:line-break/></text:span><text:bookmark-start text:name="__DdeLink__144_1885177823"/><text:span text:style-name="T43"> </text:span><text:span text:style-name="T9">Modules.имя модуля.</text:span><text:span text:style-name="T18">isBrotherlyModule(</text:span><text:span text:style-name="T17">модуль) </text:span><text:bookmark-end text:name="__DdeLink__144_1885177823"/><text:span text:style-name="T17">– </text:span><text:span text:style-name="T43">проверяет , является ли </text:span><text:span text:style-name="T44">данный</text:span><text:span text:style-name="T43"> модуль </text:span><text:span text:style-name="T45">братским для</text:span><text:span text:style-name="T43"> </text:span><text:span text:style-name="T44">указанного</text:span><text:span text:style-name="T43">. </text:span></text:p>
      <text:p text:style-name="P57"/>
      <text:p text:style-name="P19"><text:span text:style-name="T43">Возвращает true или false<text:line-break/><text:line-break/> </text:span><text:bookmark-start text:name="__DdeLink__146_1885177823"/><text:span text:style-name="T9">Modules.имя модуля.</text:span><text:span text:style-name="T19">setAsPage</text:span><text:span text:style-name="T18">(</text:span><text:span text:style-name="T17">) </text:span><text:span text:style-name="T19">–</text:span><text:span text:style-name="T46"> маркирует данный модуль как страницу<text:line-break/> <text:s/><text:line-break/>Возвращает ссылку на модуль -возможен вызов по цепочке<text:line-break/></text:span><text:bookmark-end text:name="__DdeLink__146_1885177823"/><text:span text:style-name="T46"><text:line-break/></text:span><text:bookmark-start text:name="__DdeLink__148_1885177823"/><text:bookmark-start text:name="__DdeLink__152_1885177823"/><text:span text:style-name="T9">Modules.имя модуля.</text:span><text:bookmark-end text:name="__DdeLink__152_1885177823"/><text:span text:style-name="T19">unsetAsPage</text:span><text:span text:style-name="T18">(</text:span><text:span text:style-name="T17">) </text:span><text:span text:style-name="T19">–</text:span><text:span text:style-name="T46"> размаркирует данный модуль как страницу<text:line-break/> <text:s/><text:line-break/>Возвращает ссылку на модуль -возможен вызов по цепочке</text:span><text:bookmark-end text:name="__DdeLink__148_1885177823"/><text:span text:style-name="T46"><text:line-break/><text:line-break/> </text:span><text:span text:style-name="T9">Modules.имя модуля.</text:span><text:span text:style-name="T19">isPage (</text:span><text:span text:style-name="T17">) </text:span><text:span text:style-name="T19">–</text:span><text:span text:style-name="T46"> проверяет является ли данный модуль страницей<text:line-break/> <text:s/><text:line-break/></text:span><text:span text:style-name="T43">Возвращает true или false<text:line-break/><text:line-break/><text:line-break/></text:span><text:span text:style-name="T79">3 Прослушивание модулей<text:line-break/><text:line-break/></text:span><text:bookmark-start text:name="__DdeLink__157_1885177823"/><text:bookmark-start text:name="__DdeLink__161_1885177823"/><text:span text:style-name="T51">Modules.имя модуля.</text:span><text:span text:style-name="T52">addModulesToAudition(модуль,массив модулей)-</text:span><text:span text:style-name="T63"> <text:s/>добавлет указанные модули на прослушивание данным модулем <text:line-break/></text:span></text:p>
      <text:p text:style-name="P19"><text:span text:style-name="T63"><text:s text:c="2"/><text:tab/>Генерирует события:<text:line-break/><text:tab/><text:tab/></text:span><text:span text:style-name="T52">beforeAddAuditionModule</text:span><text:span text:style-name="T63"> <text:s text:c="2"/>-перед добавлением модулей на прослушивание . <text:tab/><text:tab/><text:tab/><text:tab/><text:line-break/><text:tab/><text:tab/></text:span><text:span text:style-name="T52">beforeAddAuditionModuleToOtherModule</text:span><text:span text:style-name="T63"> <text:s/>-перед добавлением модуля как <text:tab/><text:tab/><text:tab/><text:tab/><text:tab/><text:tab/>слушателя</text:span></text:p>
      <text:p text:style-name="P58"/>
      <text:p text:style-name="P19"><text:span text:style-name="T63"><text:tab/><text:tab/></text:span><text:span text:style-name="T52">afterAddAuditionModuleToOtherModule</text:span><text:span text:style-name="T63"> <text:s/>-после добавлением модулей на <text:tab/><text:tab/><text:tab/><text:tab/><text:tab/><text:tab/><text:tab/>прослушивание . <text:tab/><text:tab/><text:tab/><text:tab/></text:span></text:p>
      <text:p text:style-name="P19"><text:span text:style-name="T63"><text:tab/><text:tab/></text:span><text:span text:style-name="T52">afterAddAuditionModule</text:span><text:span text:style-name="T63"> <text:s text:c="2"/>-после добавлением модуля как <text:tab/><text:tab/><text:tab/><text:tab/><text:tab/><text:tab/><text:tab/><text:tab/><text:tab/>слушателя</text:span></text:p>
      <text:p text:style-name="P58"><text:tab/><text:tab/></text:p>
      <text:p text:style-name="P19"><text:span text:style-name="T63"><text:tab/> Всякий раз при добавления модуля<text:line-break/><text:line-break/> </text:span><text:span text:style-name="T64">Возвращает ссылку на модуль -возможен вызов по цепочке</text:span><text:bookmark-end text:name="__DdeLink__161_1885177823"/><text:span text:style-name="T64"><text:line-break/></text:span><text:bookmark-end text:name="__DdeLink__157_1885177823"/><text:span text:style-name="T64"><text:line-break/><text:line-break/></text:span></text:p>
      <text:p text:style-name="P19"><text:bookmark-start text:name="__DdeLink__159_1885177823"/><text:bookmark-start text:name="__DdeLink__165_1885177823"/><text:soft-page-break/><text:span text:style-name="T51">Modules.имя модуля.</text:span><text:span text:style-name="T52">removeModulesFomAudition(модуль,массив модулей)-</text:span><text:span text:style-name="T63"> <text:s/>удаляет указанные модули из прослушиваниея данным модулем <text:line-break/></text:span></text:p>
      <text:p text:style-name="P19"><text:span text:style-name="T63"><text:s text:c="2"/><text:tab/>Генерирует события:<text:line-break/><text:tab/><text:tab/></text:span><text:span text:style-name="T52">bbeforeRemoveModuleFromAudition</text:span><text:span text:style-name="T63"> <text:s text:c="2"/>-перед удалением модуля как слушателя . <text:tab/><text:tab/><text:tab/><text:tab/><text:line-break/><text:tab/><text:tab/></text:span><text:span text:style-name="T52">beforeRemoveModuleFromAuditionOtherModule</text:span><text:span text:style-name="T63"> <text:s/>-перед удалением модуля как <text:tab/><text:tab/><text:tab/><text:tab/><text:tab/><text:tab/>слушателя</text:span></text:p>
      <text:p text:style-name="P58"/>
      <text:p text:style-name="P19"><text:span text:style-name="T63"><text:tab/><text:tab/></text:span><text:span text:style-name="T52">afterRemoveModulerFomAuditionOtherModule</text:span><text:span text:style-name="T63"> <text:s/>-после удаления модуля как <text:tab/><text:tab/><text:tab/><text:tab/><text:tab/>слушателя<text:tab/></text:span></text:p>
      <text:p text:style-name="P19"><text:span text:style-name="T63"><text:tab/><text:tab/></text:span><text:span text:style-name="T52">afterRemoveModuleFromAudition</text:span><text:span text:style-name="T63"> <text:s/>-после удаления прослушиваемого модуля</text:span></text:p>
      <text:p text:style-name="P58"><text:tab/><text:tab/></text:p>
      <text:p text:style-name="P20"><text:span text:style-name="T63"><text:tab/> Всякий раз при добавления модуля<text:line-break/><text:line-break/> </text:span><text:span text:style-name="T64">Возвращает ссылку на модуль -возможен вызов по цепочке</text:span><text:bookmark-end text:name="__DdeLink__165_1885177823"/></text:p>
      <text:p text:style-name="P60"/>
      <text:p text:style-name="P20"><text:span text:style-name="T64"><text:line-break/></text:span><text:bookmark-end text:name="__DdeLink__159_1885177823"/><text:span text:style-name="T64"><text:line-break/></text:span><text:span text:style-name="T51">Modules.имя модуля.</text:span><text:span text:style-name="T53">removeListenerFromModules(</text:span><text:span text:style-name="T52">модуль,массив модулей)-</text:span><text:span text:style-name="T63"> <text:s/>удаляет </text:span><text:span text:style-name="T65">данный модуль из прослушивания указанными модулями</text:span><text:span text:style-name="T63"><text:line-break/></text:span></text:p>
      <text:p text:style-name="P20"><text:span text:style-name="T63"><text:s text:c="2"/><text:tab/>Генерирует события:<text:line-break/><text:tab/><text:tab/></text:span><text:span text:style-name="T52">bbeforeRemoveModuleFromAudition</text:span><text:span text:style-name="T63"> <text:s text:c="2"/>-перед удалением модуля как слушателя . <text:tab/><text:tab/><text:tab/><text:tab/><text:line-break/><text:tab/><text:tab/></text:span><text:span text:style-name="T52">beforeRemoveModuleFromAuditionOtherModule</text:span><text:span text:style-name="T63"> <text:s/>-перед удалением модуля как <text:tab/><text:tab/><text:tab/><text:tab/><text:tab/><text:tab/>слушателя</text:span></text:p>
      <text:p text:style-name="P59"/>
      <text:p text:style-name="P20"><text:span text:style-name="T63"><text:tab/><text:tab/></text:span><text:span text:style-name="T52">afterRemoveModulerFomAuditionOtherModule</text:span><text:span text:style-name="T63"> <text:s/>-после удаления модуля как <text:tab/><text:tab/><text:tab/><text:tab/><text:tab/>слушателя<text:tab/></text:span></text:p>
      <text:p text:style-name="P20"><text:span text:style-name="T63"><text:tab/><text:tab/></text:span><text:span text:style-name="T52">afterRemoveModuleFromAudition</text:span><text:span text:style-name="T63"> <text:s/>-после удаления прослушиваемого модуля</text:span></text:p>
      <text:p text:style-name="P59"><text:tab/><text:tab/></text:p>
      <text:p text:style-name="P20"><text:span text:style-name="T63"><text:tab/> Всякий раз при добавления модуля<text:line-break/><text:line-break/> </text:span><text:span text:style-name="T64">Возвращает ссылку на модуль -возможен вызов по цепочке<text:line-break/><text:line-break/><text:line-break/> </text:span><text:bookmark-start text:name="__DdeLink__163_1885177823"/><text:bookmark-start text:name="__DdeLink__167_1885177823"/><text:span text:style-name="T51">Modules.имя модуля.</text:span><text:span text:style-name="T53">addModuleToListenersOtherModule</text:span><text:span text:style-name="T52">(модуль,массив модулей)-</text:span><text:span text:style-name="T63"> <text:s/>добавлет </text:span><text:span text:style-name="T65">данный модуль на прослушиване указанными модулями</text:span><text:span text:style-name="T63"> <text:line-break/></text:span></text:p>
      <text:p text:style-name="P20"><text:span text:style-name="T63"><text:s text:c="2"/><text:tab/>Генерирует события:<text:line-break/><text:tab/><text:tab/></text:span><text:span text:style-name="T52">beforeAddAuditionModule</text:span><text:span text:style-name="T63"> <text:s text:c="2"/>-перед добавлением модулей на прослушивание . <text:tab/><text:tab/><text:tab/><text:tab/><text:line-break/><text:tab/><text:tab/></text:span><text:span text:style-name="T52">beforeAddAuditionModuleToOtherModule</text:span><text:span text:style-name="T63"> <text:s/>-перед добавлением модуля как <text:tab/><text:tab/><text:tab/><text:tab/><text:tab/><text:tab/>слушателя</text:span></text:p>
      <text:p text:style-name="P59"/>
      <text:p text:style-name="P20"><text:span text:style-name="T63"><text:tab/><text:tab/></text:span><text:span text:style-name="T52">afterAddAuditionModuleToOtherModule</text:span><text:span text:style-name="T63"> <text:s/>-после добавлением модулей на <text:tab/><text:tab/><text:tab/><text:tab/><text:tab/><text:tab/><text:tab/>прослушивание . <text:tab/><text:tab/><text:tab/><text:tab/></text:span></text:p>
      <text:p text:style-name="P20"><text:span text:style-name="T63"><text:tab/><text:tab/></text:span><text:span text:style-name="T52">afterAddAuditionModule</text:span><text:span text:style-name="T63"> <text:s text:c="2"/>-после добавлением модуля как <text:s/></text:span><text:span text:style-name="T65">с</text:span><text:span text:style-name="T63">лушателя</text:span></text:p>
      <text:p text:style-name="P59"><text:soft-page-break/><text:tab/><text:tab/></text:p>
      <text:p text:style-name="P20"><text:span text:style-name="T63"><text:tab/> Всякий раз при добавления модуля<text:line-break/><text:line-break/> </text:span><text:span text:style-name="T64">Возвращает ссылку на модуль -возможен вызов по цепочке</text:span></text:p>
      <text:p text:style-name="P60"><text:bookmark-end text:name="__DdeLink__167_1885177823"/></text:p>
      <text:p text:style-name="P60"/>
      <text:p text:style-name="P20"><text:bookmark-start text:name="__DdeLink__169_1885177823"/><text:span text:style-name="T51">Modules.имя модуля.</text:span><text:span text:style-name="T53">removeAllAuditions</text:span><text:span text:style-name="T52">(модуль,массив модулей)-</text:span><text:span text:style-name="T63"> <text:s/>удаляет </text:span><text:span text:style-name="T65">все</text:span><text:span text:style-name="T63"> модули из прослушиваниея данным модулем <text:line-break/></text:span></text:p>
      <text:p text:style-name="P20"><text:span text:style-name="T63"><text:s text:c="2"/><text:tab/>Генерирует события:<text:line-break/><text:tab/><text:tab/></text:span><text:span text:style-name="T52">beforeRemoveModuleFromAudition</text:span><text:span text:style-name="T63"> <text:s text:c="2"/>-перед удалением модуля как слушателя . <text:tab/><text:tab/><text:tab/><text:tab/><text:line-break/><text:tab/><text:tab/></text:span><text:span text:style-name="T52">beforeRemoveModuleFromAuditionOtherModule</text:span><text:span text:style-name="T63"> <text:s/>-перед удалением модуля как <text:tab/><text:tab/><text:tab/><text:tab/><text:tab/><text:tab/>слушателя</text:span></text:p>
      <text:p text:style-name="P59"/>
      <text:p text:style-name="P20"><text:span text:style-name="T63"><text:tab/><text:tab/></text:span><text:span text:style-name="T52">afterRemoveModulerFomAuditionOtherModule</text:span><text:span text:style-name="T63"> <text:s/>-после удаления модуля как <text:tab/><text:tab/><text:tab/><text:tab/><text:tab/>слушателя<text:tab/></text:span></text:p>
      <text:p text:style-name="P20"><text:span text:style-name="T63"><text:tab/><text:tab/></text:span><text:span text:style-name="T52">afterRemoveModuleFromAudition</text:span><text:span text:style-name="T63"> <text:s/>-после удаления прослушиваемого модуля</text:span></text:p>
      <text:p text:style-name="P59"><text:tab/><text:tab/></text:p>
      <text:p text:style-name="P20"><text:bookmark-end text:name="__DdeLink__163_1885177823"/><text:span text:style-name="T63"><text:tab/> Всякий раз при добавления модуля<text:line-break/><text:line-break/> </text:span><text:span text:style-name="T64">Возвращает ссылку на модуль -возможен вызов по цепочке</text:span><text:bookmark-end text:name="__DdeLink__169_1885177823"/></text:p>
      <text:p text:style-name="P60"/>
      <text:p text:style-name="P60"/>
      <text:p text:style-name="P20"><text:bookmark-start text:name="__DdeLink__171_1885177823"/><text:span text:style-name="T51">Modules.имя модуля</text:span><text:span text:style-name="T53">addModuleToAuditionAllModules</text:span><text:span text:style-name="T52">(</text:span><text:span text:style-name="T53">)</text:span><text:span text:style-name="T52">-</text:span><text:span text:style-name="T63"> <text:s/>добавлет </text:span><text:span text:style-name="T65">прослушивание всех известных модулей данным</text:span><text:span text:style-name="T63"><text:line-break/></text:span></text:p>
      <text:p text:style-name="P20"><text:span text:style-name="T63"><text:s text:c="2"/><text:tab/>Генерирует события:<text:line-break/><text:tab/><text:tab/></text:span><text:span text:style-name="T52">beforeAddAuditionModule</text:span><text:span text:style-name="T63"> <text:s text:c="2"/>-перед добавлением модулей на прослушивание . <text:tab/><text:tab/><text:tab/><text:tab/><text:line-break/><text:tab/><text:tab/></text:span><text:span text:style-name="T52">beforeAddAuditionModuleToOtherModule</text:span><text:span text:style-name="T63"> <text:s/>-перед добавлением модуля как <text:tab/><text:tab/><text:tab/><text:tab/><text:tab/><text:tab/>слушателя</text:span></text:p>
      <text:p text:style-name="P59"/>
      <text:p text:style-name="P20"><text:span text:style-name="T63"><text:tab/><text:tab/></text:span><text:span text:style-name="T52">afterAddAuditionModuleToOtherModule</text:span><text:span text:style-name="T63"> <text:s/>-после добавлением модулей на <text:tab/><text:tab/><text:tab/><text:tab/><text:tab/><text:tab/><text:tab/>прослушивание . <text:tab/><text:tab/><text:tab/><text:tab/></text:span></text:p>
      <text:p text:style-name="P20"><text:span text:style-name="T63"><text:tab/><text:tab/></text:span><text:span text:style-name="T52">afterAddAuditionModule</text:span><text:span text:style-name="T63"> <text:s text:c="2"/>-после добавлением модуля как <text:s/></text:span><text:span text:style-name="T65">с</text:span><text:span text:style-name="T63">лушателя</text:span></text:p>
      <text:p text:style-name="P59"><text:tab/><text:tab/></text:p>
      <text:p text:style-name="P20"><text:span text:style-name="T63"><text:tab/> Всякий раз при добавления модуля<text:line-break/><text:line-break/> </text:span><text:span text:style-name="T64">Возвращает ссылку на модуль -возможен вызов по цепочке</text:span><text:bookmark-end text:name="__DdeLink__171_1885177823"/></text:p>
      <text:p text:style-name="P60"/>
      <text:p text:style-name="P60"/>
      <text:p text:style-name="P60"/>
      <text:p text:style-name="P60"/>
      <text:p text:style-name="P60"/>
      <text:p text:style-name="P20"><text:span text:style-name="T51">Modules.имя модуля.</text:span><text:span text:style-name="T53">removeAuditionFromAllModulesListeners</text:span><text:span text:style-name="T52">(модуль,массив модулей)-</text:span><text:span text:style-name="T63"> <text:s/>удаляет </text:span><text:span text:style-name="T65">из всех модулей прослушивание данного модуля</text:span><text:span text:style-name="T63"><text:line-break/></text:span></text:p>
      <text:p text:style-name="P20"><text:span text:style-name="T63"><text:s text:c="2"/><text:tab/>Генерирует события:<text:line-break/></text:span><text:soft-page-break/><text:span text:style-name="T63"><text:tab/><text:tab/></text:span><text:span text:style-name="T52">beforeRemoveModuleFromAudition</text:span><text:span text:style-name="T63"> <text:s text:c="2"/>-перед удалением модуля как слушателя . <text:tab/><text:tab/><text:tab/><text:tab/><text:line-break/><text:tab/><text:tab/></text:span><text:span text:style-name="T52">beforeRemoveModuleFromAuditionOtherModule</text:span><text:span text:style-name="T63"> <text:s/>-перед удалением модуля как <text:tab/><text:tab/><text:tab/><text:tab/><text:tab/><text:tab/>слушателя</text:span></text:p>
      <text:p text:style-name="P59"/>
      <text:p text:style-name="P20"><text:span text:style-name="T63"><text:tab/><text:tab/></text:span><text:span text:style-name="T52">afterRemoveModulerFomAuditionOtherModule</text:span><text:span text:style-name="T63"> <text:s/>-после удаления модуля как <text:tab/><text:tab/><text:tab/><text:tab/><text:tab/>слушателя<text:tab/></text:span></text:p>
      <text:p text:style-name="P20"><text:span text:style-name="T63"><text:tab/><text:tab/></text:span><text:span text:style-name="T52">afterRemoveModuleFromAudition</text:span><text:span text:style-name="T63"> <text:s/>-после удаления прослушиваемого модуля</text:span></text:p>
      <text:p text:style-name="P59"><text:tab/><text:tab/></text:p>
      <text:p text:style-name="P20"><text:span text:style-name="T63"><text:tab/> Всякий раз при добавления модуля<text:line-break/><text:line-break/> </text:span><text:span text:style-name="T64">Возвращает ссылку на модуль -возможен вызов по цепочке</text:span></text:p>
      <text:p text:style-name="P60"/>
      <text:p text:style-name="P60"/>
      <text:p text:style-name="P20"><text:bookmark-start text:name="__DdeLink__173_1885177823"/><text:span text:style-name="T51">Modules.имя модуля.</text:span><text:bookmark-end text:name="__DdeLink__173_1885177823"/><text:span text:style-name="T53">addAuditionToAllModulesListeners</text:span><text:span text:style-name="T52">(</text:span><text:span text:style-name="T53">)</text:span><text:span text:style-name="T52">-</text:span><text:span text:style-name="T63"> <text:s/>добавлет </text:span><text:span text:style-name="T65">прослушивание данного модуля во все существующие модули</text:span><text:span text:style-name="T63"><text:line-break/></text:span></text:p>
      <text:p text:style-name="P20"><text:span text:style-name="T63"><text:s text:c="2"/><text:tab/>Генерирует события:<text:line-break/><text:tab/><text:tab/></text:span><text:span text:style-name="T52">beforeAddAuditionModule</text:span><text:span text:style-name="T63"> <text:s text:c="2"/>-перед добавлением модулей на прослушивание . <text:tab/><text:tab/><text:tab/><text:tab/><text:line-break/><text:tab/><text:tab/></text:span><text:span text:style-name="T52">beforeAddAuditionModuleToOtherModule</text:span><text:span text:style-name="T63"> <text:s/>-перед добавлением модуля как <text:tab/><text:tab/><text:tab/><text:tab/><text:tab/><text:tab/>слушателя</text:span></text:p>
      <text:p text:style-name="P59"/>
      <text:p text:style-name="P20"><text:span text:style-name="T63"><text:tab/><text:tab/></text:span><text:span text:style-name="T52">afterAddAuditionModuleToOtherModule</text:span><text:span text:style-name="T63"> <text:s/>-после добавлением модулей на <text:tab/><text:tab/><text:tab/><text:tab/><text:tab/><text:tab/><text:tab/>прослушивание . <text:tab/><text:tab/><text:tab/><text:tab/></text:span></text:p>
      <text:p text:style-name="P20"><text:span text:style-name="T63"><text:tab/><text:tab/></text:span><text:span text:style-name="T52">afterAddAuditionModule</text:span><text:span text:style-name="T63"> <text:s text:c="2"/>-после добавлением модуля как <text:s/></text:span><text:span text:style-name="T65">с</text:span><text:span text:style-name="T63">лушателя</text:span></text:p>
      <text:p text:style-name="P59"><text:tab/><text:tab/></text:p>
      <text:p text:style-name="P21"><text:span text:style-name="T63"><text:tab/> Всякий раз при добавления модуля<text:line-break/><text:line-break/> </text:span><text:span text:style-name="T64">Возвращает ссылку на модуль -возможен вызов по цепочке<text:line-break/><text:line-break/><text:line-break/></text:span><text:span text:style-name="T81">5 События модуля<text:line-break/><text:line-break/></text:span><text:bookmark-start text:name="__DdeLink__186_1885177823"/><text:span text:style-name="T51">Modules.имя модуля.</text:span><text:span text:style-name="T54">addEventListener(nameEvent, functionToEvent, </text:span><text:bookmark-start text:name="__DdeLink__177_1885177823"/><text:span text:style-name="T54">eventAfterEvent</text:span><text:bookmark-end text:name="__DdeLink__177_1885177823"/><text:span text:style-name="T54">) -</text:span><text:span text:style-name="T66">добавляет слушатель события <text:s/>данного модуля где:</text:span></text:p>
      <text:p text:style-name="P64"/>
      <text:p text:style-name="P21"><text:span text:style-name="T66"><text:tab/> </text:span><text:span text:style-name="T54">nameEvent -</text:span><text:span text:style-name="T66">имя события </text:span><text:span text:style-name="T54"><text:line-break/> <text:s text:c="12"/>functionToEvent -</text:span><text:span text:style-name="T66">функция обработчик события</text:span><text:span text:style-name="T54"><text:line-break/> <text:s text:c="12"/>eventAfterEvent <text:s/>-</text:span><text:span text:style-name="T66">события какие будут вызванны после отработки фукиии для все <text:tab/><text:tab/><text:tab/>слушающих модулей , массив строка</text:span><text:span text:style-name="T54"><text:line-break/><text:line-break/><text:tab/>Генерирует события:<text:line-break/> <text:s text:c="14"/><text:tab/><text:tab/><text:tab/>beforeAddEvent -</text:span><text:span text:style-name="T66">перед подключением события</text:span><text:span text:style-name="T54"><text:line-break/> <text:s text:c="18"/><text:tab/><text:tab/><text:tab/>afterAddEvent -</text:span><text:span text:style-name="T66">после подключения события</text:span></text:p>
      <text:p text:style-name="P64"/>
      <text:p text:style-name="P21"><text:span text:style-name="T66"><text:tab/></text:span><text:span text:style-name="T63"> </text:span><text:span text:style-name="T64">Возвращает ссылку на модуль -возможен вызов по цепочке</text:span></text:p>
      <text:p text:style-name="P61"><text:bookmark-end text:name="__DdeLink__186_1885177823"/></text:p>
      <text:p text:style-name="P21"><text:soft-page-break/><text:span text:style-name="T51">Modules.имя модуля.</text:span><text:span text:style-name="T54">removeEventListener(nameEvent,) -</text:span><text:span text:style-name="T66">удаляет слушатель события <text:s/>данного модуля где:</text:span></text:p>
      <text:p text:style-name="P64"/>
      <text:p text:style-name="P21"><text:span text:style-name="T66"><text:tab/> </text:span><text:span text:style-name="T54">nameEvent -</text:span><text:span text:style-name="T66">имя события </text:span><text:span text:style-name="T54"><text:line-break/> <text:s text:c="12"/><text:line-break/><text:tab/>Генерирует события:<text:line-break/> <text:s text:c="14"/><text:tab/><text:tab/><text:tab/>beforeRemoveEvent -</text:span><text:span text:style-name="T66">перед <text:s/>удалением <text:s/>события</text:span><text:span text:style-name="T54"><text:line-break/> <text:s text:c="18"/><text:tab/><text:tab/><text:tab/>afterRemoveEvent -</text:span><text:span text:style-name="T66">после удаления события</text:span></text:p>
      <text:p text:style-name="P64"/>
      <text:p text:style-name="P21"><text:span text:style-name="T66"><text:tab/></text:span><text:span text:style-name="T63"> </text:span><text:span text:style-name="T64">Возвращает ссылку на модуль -возможен вызов по цепочке</text:span></text:p>
      <text:p text:style-name="P61"/>
      <text:p text:style-name="P61"/>
      <text:p text:style-name="P21"><text:bookmark-start text:name="__DdeLink__188_1885177823"/><text:span text:style-name="T51">Modules.имя модуля.</text:span><text:span text:style-name="T54">changeEventListener(nameEvent, functionToEvent, eventAfterEvent) -</text:span><text:span text:style-name="T66">изменяет слушатель события <text:s/>данного модуля где:</text:span><text:bookmark-end text:name="__DdeLink__188_1885177823"/></text:p>
      <text:p text:style-name="P64"/>
      <text:p text:style-name="P21"><text:span text:style-name="T66"><text:tab/> </text:span><text:span text:style-name="T54">nameEvent -</text:span><text:span text:style-name="T66">имя события </text:span><text:span text:style-name="T54"><text:line-break/> <text:s text:c="12"/>functionToEvent -</text:span><text:span text:style-name="T66">функция обработчик события</text:span><text:span text:style-name="T54"><text:line-break/> <text:s text:c="12"/>eventAfterEvent <text:s/>-</text:span><text:span text:style-name="T66">события какие будут вызванны после отработки фукиии для все <text:tab/><text:tab/><text:tab/>слушающих модулей , массив строка</text:span><text:span text:style-name="T54"><text:line-break/><text:line-break/><text:tab/>Генерирует события:<text:line-break/> <text:s text:c="14"/><text:tab/><text:tab/><text:tab/>beforeChangeEvent-</text:span><text:span text:style-name="T66">перед изменением события</text:span><text:span text:style-name="T54"><text:line-break/> <text:s text:c="18"/><text:tab/><text:tab/><text:tab/>afterChangeEvent -</text:span><text:span text:style-name="T66">после после события</text:span></text:p>
      <text:p text:style-name="P64"/>
      <text:p text:style-name="P21"><text:span text:style-name="T66"><text:tab/></text:span><text:span text:style-name="T63"> </text:span><text:span text:style-name="T64">Возвращает ссылку на модуль -возможен вызов по цепочке</text:span></text:p>
      <text:p text:style-name="P61"/>
      <text:p text:style-name="P61"/>
      <text:p text:style-name="P21"><text:bookmark-start text:name="__DdeLink__191_1885177823"/><text:span text:style-name="T51">Modules.имя модуля.</text:span><text:span text:style-name="T54">hasEventListener(nameEvent) -</text:span><text:span text:style-name="T66">проверяет имеет ди данный модуль <text:tab/><text:tab/>слушатель события</text:span><text:bookmark-end text:name="__DdeLink__191_1885177823"/></text:p>
      <text:p text:style-name="P64"/>
      <text:p text:style-name="P22"><text:span text:style-name="T66"><text:tab/></text:span><text:span text:style-name="T67">Возвращает true или false<text:line-break/><text:line-break/></text:span><text:bookmark-start text:name="__DdeLink__193_1885177823"/><text:bookmark-start text:name="__DdeLink__196_1885177823"/><text:span text:style-name="T51">Modules.имя модуля.</text:span><text:span text:style-name="T55">getEventListener</text:span><text:span text:style-name="T54">(nameEvent) -</text:span><text:span text:style-name="T68">возвращает праметры прослушивания <text:tab/>данного события в виде объекта с полями:<text:line-break/><text:line-break/> <text:s text:c="15"/></text:span><text:span text:style-name="T55">eventName</text:span><text:span text:style-name="T68"> <text:s/>-имя данного события<text:line-break/> <text:s text:c="15"/></text:span><text:span text:style-name="T55">eventsAfterEvent</text:span><text:span text:style-name="T68"> <text:s/>-события какие могут быть выполнены после работы обработчика <text:tab/><text:tab/><text:tab/>события</text:span></text:p>
      <text:p text:style-name="P22"><text:span text:style-name="T68"><text:tab/> <text:s text:c="3"/></text:span><text:span text:style-name="T55">functionForEvent</text:span><text:span text:style-name="T68"> -обработчик события</text:span><text:bookmark-end text:name="__DdeLink__193_1885177823"/><text:bookmark-end text:name="__DdeLink__196_1885177823"/><text:span text:style-name="T68"><text:line-break/><text:line-break/></text:span><text:span text:style-name="T51">Modules.имя модуля.</text:span><text:span text:style-name="T55">getAllEventsListeners</text:span><text:span text:style-name="T54">() -</text:span><text:span text:style-name="T68">возвращает объект <text:s/>слушателей событий данного <text:tab/>модуля с полями:</text:span></text:p>
      <text:p text:style-name="P65"><text:s text:c="11"/></text:p>
      <text:p text:style-name="P22"><text:span text:style-name="T68"><text:s/></text:span><text:span text:style-name="T55"><text:s/>имя события</text:span><text:span text:style-name="T68"><text:line-break/> <text:s text:c="15"/></text:span><text:span text:style-name="T55">eventName</text:span><text:span text:style-name="T68"> <text:s/>-имя данного события<text:line-break/> <text:s text:c="15"/></text:span><text:span text:style-name="T55">eventsAfterEvent</text:span><text:span text:style-name="T68"> <text:s/>-события какие могут быть выполнены после работы обработчика <text:tab/><text:tab/><text:tab/>события</text:span></text:p>
      <text:p text:style-name="P22"><text:span text:style-name="T68"><text:tab/> <text:s text:c="3"/></text:span><text:span text:style-name="T55">functionForEvent</text:span><text:span text:style-name="T68"> -обработчик события</text:span></text:p>
      <text:p text:style-name="P65"/>
      <text:p text:style-name="P65"><text:soft-page-break/></text:p>
      <text:p text:style-name="P72"><text:bookmark-start text:name="__DdeLink__3447_643355948"/><text:bookmark-start text:name="__DdeLink__198_1885177823"/><text:span text:style-name="T51">Modules.имя модуля.</text:span><text:bookmark-end text:name="__DdeLink__3447_643355948"/><text:span text:style-name="T55">getAllListenersName</text:span><text:span text:style-name="T54">() </text:span><text:bookmark-end text:name="__DdeLink__198_1885177823"/><text:span text:style-name="T54">-</text:span><text:span text:style-name="T68">имена всех слушателей событий</text:span><text:span text:style-name="T55"> </text:span><text:span text:style-name="T68">в виде объекта со свойствами:<text:line-break/><text:line-break/> <text:s text:c="15"/></text:span><text:span text:style-name="T55">eventName</text:span><text:span text:style-name="T68"> <text:s/>-имя данного события содержит в себе имя события<text:line-break/><text:line-break/></text:span><text:bookmark-start text:name="__DdeLink__3454_643355948"/><text:span text:style-name="T51">Modules.имя модуля.</text:span><text:span text:style-name="T61">addUserEventListener(eLement, userEvent, </text:span><text:bookmark-start text:name="__DdeLink__3451_643355948"/><text:span text:style-name="T61">moduleEvent</text:span><text:bookmark-end text:name="__DdeLink__3451_643355948"/><text:span text:style-name="T61">) – </text:span><text:span text:style-name="T75">навешивает <text:tab/>прослушивание событий элемента view<text:line-break/><text:line-break/><text:tab/>Где : </text:span></text:p>
      <text:p text:style-name="P72"><text:span text:style-name="T75"><text:tab/><text:tab/></text:span><text:span text:style-name="T61">eLement- </text:span><text:span text:style-name="T75">имя элемента view , извлекается из data-actionElem элемента<text:line-break/> <text:s text:c="23"/></text:span><text:span text:style-name="T61">userEvent </text:span><text:span text:style-name="T75">-тип пользовательского события , передаётся в свойстве <text:s/>typeEvent <text:tab/><text:tab/><text:tab/><text:tab/>объекта события <text:s text:c="5"/></text:span><text:span text:style-name="T68"><text:line-break/><text:tab/><text:tab/></text:span><text:span text:style-name="T61">moduleEvent – </text:span><text:span text:style-name="T75">событие модуля, какое должно быть вызвано на пользовательское <text:tab/><text:tab/><text:tab/><text:tab/>событие</text:span></text:p>
      <text:p text:style-name="P72"><text:span text:style-name="T68"><text:line-break/> <text:s text:c="8"/></text:span><text:span text:style-name="T75">Генерирует события :</text:span></text:p>
      <text:p text:style-name="P72"><text:span text:style-name="T75"><text:tab/><text:tab/><text:tab/></text:span><text:span text:style-name="T61">beforeAddUserEvent<text:line-break/><text:tab/><text:tab/><text:tab/>afterAddUserEvent<text:line-break/><text:line-break/><text:tab/></text:span><text:span text:style-name="T64">Возвращает ссылку на модуль -возможен вызов по цепочке</text:span><text:bookmark-end text:name="__DdeLink__3454_643355948"/></text:p>
      <text:p text:style-name="P72"><text:span text:style-name="T64"/></text:p>
      <text:p text:style-name="P72"><text:span text:style-name="T64"/></text:p>
      <text:p text:style-name="P72"><text:bookmark-start text:name="__DdeLink__3456_643355948"/><text:span text:style-name="T51">Modules.имя модуля.</text:span><text:span text:style-name="T61">removeUserEventListenerFromElement(eLement, userEvent) – </text:span><text:span text:style-name="T75">удаляет <text:tab/></text:span><text:bookmark-end text:name="__DdeLink__3456_643355948"/><text:span text:style-name="T75"><text:tab/>прослушивание событий элемента view<text:line-break/><text:line-break/><text:tab/>Где : </text:span></text:p>
      <text:p text:style-name="P72"><text:span text:style-name="T75"><text:tab/><text:tab/></text:span><text:span text:style-name="T61">eLement- </text:span><text:span text:style-name="T75">имя элемента view , извлекается из data-actionElem элемента<text:line-break/> <text:s text:c="23"/></text:span><text:span text:style-name="T61">userEvent </text:span><text:span text:style-name="T75">-тип пользовательского события , передаётся в свойстве <text:s/>typeEvent <text:tab/><text:tab/><text:tab/><text:tab/>объекта события <text:s text:c="5"/></text:span><text:span text:style-name="T68"><text:line-break/><text:tab/><text:tab/></text:span><text:span text:style-name="T75"><text:tab/><text:tab/><text:tab/></text:span></text:p>
      <text:p text:style-name="P72"><text:span text:style-name="T68"><text:line-break/> <text:s text:c="8"/></text:span><text:bookmark-start text:name="__DdeLink__3459_643355948"/><text:span text:style-name="T75">Генерирует события :</text:span></text:p>
      <text:p text:style-name="P72"><text:span text:style-name="T75"><text:tab/><text:tab/><text:tab/></text:span><text:span text:style-name="T61">beforeRemoveUserEvent<text:line-break/><text:tab/><text:tab/><text:tab/>afterRemoveUserEvent<text:line-break/><text:line-break/><text:tab/></text:span><text:span text:style-name="T64">Возвращает ссылку на модуль -возможен вызов по цепочке</text:span><text:bookmark-end text:name="__DdeLink__3459_643355948"/><text:span text:style-name="T68"><text:line-break/></text:span></text:p>
      <text:p text:style-name="P72"><text:span text:style-name="T51">Modules.имя модуля.</text:span><text:span text:style-name="T61">removeUserAllEventListenersFromElement(eLement, – <text:tab/></text:span><text:span text:style-name="T75">удаляет <text:tab/>прослушивание всех событий элемента view</text:span></text:p>
      <text:p text:style-name="P72"><text:span text:style-name="T75"/></text:p>
      <text:p text:style-name="P72"><text:span text:style-name="T75"><text:tab/> Где : </text:span></text:p>
      <text:p text:style-name="P72"><text:span text:style-name="T75"><text:tab/><text:tab/></text:span><text:span text:style-name="T61">eLement- </text:span><text:span text:style-name="T75">имя элемента view , извлекается из data-actionElem элемента</text:span></text:p>
      <text:p text:style-name="P72"><text:span text:style-name="T75"><text:tab/></text:span></text:p>
      <text:p text:style-name="P72"><text:span text:style-name="T75"><text:tab/> Генерирует события :</text:span></text:p>
      <text:p text:style-name="P73"><text:span text:style-name="T75"><text:tab/><text:tab/><text:tab/></text:span><text:span text:style-name="T61">beforeRemoveUser</text:span><text:span text:style-name="T62">All</text:span><text:span text:style-name="T61">Event</text:span><text:span text:style-name="T62">s</text:span><text:span text:style-name="T61"><text:line-break/><text:tab/><text:tab/><text:tab/></text:span><text:span text:style-name="T62">afterRemoveUserAllEvents</text:span><text:span text:style-name="T61"><text:line-break/><text:line-break/><text:tab/></text:span><text:span text:style-name="T64">Возвращает ссылку на модуль -возможен вызов по цепочке<text:line-break/></text:span><text:soft-page-break/><text:span text:style-name="T64"><text:line-break/><text:line-break/></text:span></text:p>
      <text:p text:style-name="P72"><text:span text:style-name="T68"><text:line-break/> <text:s text:c="14"/></text:span></text:p>
      <text:p text:style-name="P23"><text:span text:style-name="T51">Modules.имя модуля.</text:span><text:span text:style-name="T56">createEvent</text:span><text:span text:style-name="T54">(</text:span><text:span text:style-name="T56">event, data, moduleNameGenerateEvent</text:span><text:span text:style-name="T54">) </text:span><text:span text:style-name="T56">-</text:span><text:span text:style-name="T69">генерирует <text:tab/>событие какое будет передано всем прослушивающим модулям <text:s/>после того как ,<text:tab/>отработают другие события стоящие в очереди где:<text:line-break/> <text:s text:c="3"/></text:span></text:p>
      <text:p text:style-name="P23"><text:span text:style-name="T69"><text:tab/></text:span><text:span text:style-name="T56">event -</text:span><text:span text:style-name="T69">имя события</text:span><text:span text:style-name="T56"> </text:span></text:p>
      <text:p text:style-name="P23"><text:span text:style-name="T69"><text:line-break/><text:tab/></text:span><text:span text:style-name="T56">data -</text:span><text:span text:style-name="T69">информация предаваемая объекте события -будет доступна слушающим <text:tab/><text:tab/><text:tab/>модулям</text:span></text:p>
      <text:p text:style-name="P23"><text:span text:style-name="T56"><text:line-break/><text:tab/>moduleNameGenerateEvent -</text:span><text:span text:style-name="T69">имя модуля сгенерировавшего события, если не будет <text:tab/><text:tab/><text:tab/>указано, полдставится имя текущего <text:line-break/><text:line-break/></text:span><text:span text:style-name="T63"> </text:span><text:span text:style-name="T64">Возвращает ссылку на модуль -возможен вызов по цепочке</text:span></text:p>
      <text:p text:style-name="P23"><text:span text:style-name="T64"><text:line-break/><text:line-break/></text:span><text:bookmark-start text:name="__DdeLink__205_1885177823"/><text:span text:style-name="T51">Modules.имя модуля.</text:span><text:span text:style-name="T56">doEventForAuditionNow</text:span><text:span text:style-name="T54">(</text:span><text:span text:style-name="T56">event, data, moduleNameGenerateEvent</text:span><text:span text:style-name="T54">) <text:tab/></text:span><text:span text:style-name="T56">-</text:span><text:span text:style-name="T69">генерирует <text:tab/>событие какое будет передано всем прослушивающим модулям где:<text:line-break/> <text:s text:c="3"/></text:span></text:p>
      <text:p text:style-name="P23"><text:span text:style-name="T69"><text:tab/></text:span><text:span text:style-name="T56">event -</text:span><text:span text:style-name="T69">имя события</text:span><text:span text:style-name="T56"> </text:span></text:p>
      <text:p text:style-name="P23"><text:span text:style-name="T69"><text:line-break/><text:tab/></text:span><text:span text:style-name="T56">data -</text:span><text:span text:style-name="T69">информация предаваемая объекте события -будет доступна слушающим <text:tab/><text:tab/><text:tab/>модулям</text:span></text:p>
      <text:p text:style-name="P23"><text:span text:style-name="T56"><text:line-break/><text:tab/>moduleNameGenerateEvent -</text:span><text:span text:style-name="T69">имя модуля сгенерировавшего события, если не будет <text:tab/><text:tab/><text:tab/>указано, полдставится имя текущего <text:line-break/><text:line-break/></text:span><text:span text:style-name="T63"> </text:span><text:span text:style-name="T64">Возвращает ссылку на модуль -возможен вызов по цепочке</text:span><text:bookmark-end text:name="__DdeLink__205_1885177823"/><text:span text:style-name="T64"><text:line-break/><text:line-break/></text:span><text:bookmark-start text:name="__DdeLink__207_1885177823"/><text:span text:style-name="T51">Modules.имя модуля.</text:span><text:span text:style-name="T56">doEvent</text:span><text:span text:style-name="T54">(</text:span><text:span text:style-name="T56">event, data</text:span><text:span text:style-name="T54">)</text:span><text:bookmark-end text:name="__DdeLink__207_1885177823"/><text:span text:style-name="T54"> <text:tab/></text:span><text:span text:style-name="T56">-</text:span><text:span text:style-name="T69">генерирует <text:tab/>событие какое будет выполнено в данном модуле<text:line-break/> <text:s text:c="3"/></text:span></text:p>
      <text:p text:style-name="P23"><text:span text:style-name="T69"><text:tab/></text:span><text:span text:style-name="T56">event -</text:span><text:span text:style-name="T69">имя события</text:span><text:span text:style-name="T56"> </text:span></text:p>
      <text:p text:style-name="P23"><text:span text:style-name="T69"><text:line-break/><text:tab/></text:span><text:span text:style-name="T56">data -</text:span><text:span text:style-name="T69">информация предаваемая объекте события -будет доступна слушающим <text:tab/><text:tab/><text:tab/>модулям</text:span></text:p>
      <text:p text:style-name="P23"><text:span text:style-name="T69"><text:line-break/><text:line-break/></text:span><text:span text:style-name="T63"> </text:span><text:bookmark-start text:name="__DdeLink__242_1885177823"/><text:span text:style-name="T64">Возвращает ссылку на модуль -возможен вызов по цепочке<text:line-break/></text:span><text:bookmark-end text:name="__DdeLink__242_1885177823"/><text:span text:style-name="T64"><text:line-break/><text:line-break/></text:span><text:span text:style-name="T82">6 Работа с атрибутами модуля</text:span></text:p>
      <text:p text:style-name="P71"/>
      <text:p text:style-name="P24"><text:bookmark-start text:name="__DdeLink__212_1885177823"/><text:span text:style-name="T51">Modules.имя модуля.</text:span><text:span text:style-name="T57">set(</text:span><text:span text:style-name="T56"> data</text:span><text:span text:style-name="T54">)</text:span><text:bookmark-end text:name="__DdeLink__212_1885177823"/><text:span text:style-name="T54"> </text:span><text:span text:style-name="T57">- </text:span><text:span text:style-name="T70"><text:s/>устанавливает атрибуты модуля переданными где:<text:line-break/></text:span><text:soft-page-break/><text:span text:style-name="T70"><text:tab/> <text:s text:c="31"/><text:line-break/><text:tab/><text:tab/></text:span><text:span text:style-name="T57">data </text:span><text:span text:style-name="T70">-объект содержащий атрибуты<text:line-break/><text:tab/><text:tab/><text:tab/><text:tab/></text:span></text:p>
      <text:p text:style-name="P24"><text:span text:style-name="T70"><text:tab/>Генерирует события:<text:line-break/> <text:s text:c="16"/></text:span><text:span text:style-name="T57">beforeChange</text:span><text:span text:style-name="T70"> -перед изменением атрибутов<text:line-break/> <text:s text:c="16"/></text:span><text:span text:style-name="T57">beforeChildChange</text:span><text:span text:style-name="T70"> -атрибуты потомка будут изменены</text:span></text:p>
      <text:p text:style-name="P66"><text:tab/><text:tab/></text:p>
      <text:p text:style-name="P24"><text:span text:style-name="T70"><text:tab/> <text:s text:c="4"/></text:span><text:span text:style-name="T57">afterChildChange</text:span><text:span text:style-name="T70"> -после измения атрибутов в потомке, а не замены на такие же как <text:tab/><text:tab/><text:tab/><text:tab/>и были<text:line-break/><text:tab/> <text:s text:c="4"/></text:span><text:span text:style-name="T57">afterChange</text:span><text:span text:style-name="T70"> <text:s text:c="2"/>после измения атрибутов , а не замены на такие же как и были<text:line-break/><text:line-break/> <text:tab/></text:span><text:span text:style-name="T64">Возвращает ссылку на модуль -возможен вызов по цепочке<text:line-break/><text:line-break/></text:span></text:p>
      <text:p text:style-name="P24"><text:bookmark-start text:name="__DdeLink__215_1885177823"/><text:span text:style-name="T51">Modules.имя модуля.</text:span><text:span text:style-name="T57">has(</text:span><text:span text:style-name="T56"> </text:span><text:span text:style-name="T57">name</text:span><text:span text:style-name="T54">) </text:span><text:bookmark-end text:name="__DdeLink__215_1885177823"/><text:span text:style-name="T54"><text:s/></text:span><text:span text:style-name="T70">-проверяет есть ли у модуля данный атрибут</text:span></text:p>
      <text:p text:style-name="P25"><text:span text:style-name="T70"><text:line-break/><text:tab/> </text:span><text:span text:style-name="T67">Возвращает true или false<text:line-break/><text:line-break/></text:span><text:bookmark-start text:name="__DdeLink__217_1885177823"/><text:span text:style-name="T51">Modules.имя модуля.</text:span><text:bookmark-end text:name="__DdeLink__217_1885177823"/><text:span text:style-name="T57">get(</text:span><text:span text:style-name="T56"> </text:span><text:span text:style-name="T57">name</text:span><text:span text:style-name="T54">) </text:span><text:span text:style-name="T66"><text:s/></text:span><text:span text:style-name="T70">-возвращает значение либо указанного арибута либо всех<text:line-break/><text:line-break/></text:span><text:bookmark-start text:name="__DdeLink__219_1885177823"/><text:span text:style-name="T51">Modules.имя модуля.</text:span><text:span text:style-name="T57">getChanged</text:span><text:bookmark-end text:name="__DdeLink__219_1885177823"/><text:span text:style-name="T57"> <text:s text:c="2"/>- </text:span><text:span text:style-name="T70">возвращает объект с атрибутами изменёнными при <text:tab/>последнем изменении<text:line-break/><text:line-break/> </text:span><text:bookmark-start text:name="__DdeLink__222_1885177823"/><text:span text:style-name="T51">Modules.имя модуля.</text:span><text:span text:style-name="T58">isChanged() </text:span><text:bookmark-end text:name="__DdeLink__222_1885177823"/><text:span text:style-name="T71">- проверяет были ли изменены атрибуты после <text:s/>последнего <text:tab/>изменения</text:span></text:p>
      <text:p text:style-name="P67"><text:tab/></text:p>
      <text:p text:style-name="P25"><text:span text:style-name="T71"><text:tab/> </text:span><text:span text:style-name="T67">Возвращает true или false<text:line-break/><text:line-break/></text:span><text:bookmark-start text:name="__DdeLink__224_1885177823"/><text:span text:style-name="T51">Modules.имя модуля.</text:span><text:span text:style-name="T58">getOldData(data)</text:span><text:bookmark-end text:name="__DdeLink__224_1885177823"/><text:span text:style-name="T58"> - </text:span><text:span text:style-name="T71">возвращает объект содержащий все атрибуты какие <text:tab/>подверглись изменению. Атриьбуты какие изменялись неоднократно будут возвращены в <text:tab/>состоянии перед последним изменением<text:line-break/><text:line-break/></text:span><text:bookmark-start text:name="__DdeLink__227_1885177823"/><text:span text:style-name="T51">Modules.имя модуля.</text:span><text:span text:style-name="T58">setWithValidate( data) <text:s/>- </text:span><text:span text:style-name="T71">установить значения атрибутам с <text:tab/>предварительной <text:tab/>валидацией. Если хоть один из атрибутов не пройдёт валидацию , <text:tab/>значения всех атрибутов не будут установлены</text:span><text:bookmark-end text:name="__DdeLink__227_1885177823"/><text:span text:style-name="T71"><text:line-break/><text:line-break/> </text:span><text:span text:style-name="T51">Modules.имя модуля.</text:span><text:span text:style-name="T58">setWithValidateAndSelective( data, selectors) <text:s/>- </text:span><text:span text:style-name="T71">установить значения <text:tab/>атрибутам с <text:tab/>предварительной <text:tab/>валидацией , будут валидироватся только атрибуты <text:tab/>соответсвующие селектору. Если хоть один из атрибутов не пройдёт <text:tab/>валидацию , <text:tab/>значения всех атрибутов не будут установлены. Где : <text:line-break/> <text:s text:c="32"/></text:span></text:p>
      <text:p text:style-name="P25"><text:span text:style-name="T71"><text:s text:c="33"/></text:span><text:bookmark-start text:name="__DdeLink__230_1885177823"/><text:span text:style-name="T58">data</text:span><text:span text:style-name="T71"> -объект для валидации</text:span></text:p>
      <text:p text:style-name="P25"><text:span text:style-name="T71"><text:s text:c="33"/></text:span><text:span text:style-name="T58">selectors </text:span><text:span text:style-name="T71"><text:s/>-объект где валидируемым свойствам присвоенно значение true</text:span><text:bookmark-end text:name="__DdeLink__230_1885177823"/><text:span text:style-name="T71"><text:line-break/></text:span></text:p>
      <text:p text:style-name="P67"><text:line-break/><text:tab/><text:tab/></text:p>
      <text:p text:style-name="P67"/>
      <text:p text:style-name="P67"/>
      <text:p text:style-name="P25"><text:bookmark-start text:name="__DdeLink__238_1885177823"/><text:span text:style-name="T51">Modules.имя модуля.</text:span><text:span text:style-name="T58">Validate( data, selectors) – </text:span><text:span text:style-name="T71">валидация данных. Где:</text:span></text:p>
      <text:p text:style-name="P67"><text:soft-page-break/><text:tab/></text:p>
      <text:p text:style-name="P25"><text:span text:style-name="T71"><text:tab/><text:tab/> </text:span><text:span text:style-name="T58">data</text:span><text:span text:style-name="T71"> -объект для валидации</text:span></text:p>
      <text:p text:style-name="P26"><text:span text:style-name="T71"><text:s text:c="26"/></text:span><text:span text:style-name="T58">selectors </text:span><text:span text:style-name="T71"><text:s/>-объект где валидируемым свойствам присвоенно значение true</text:span><text:bookmark-end text:name="__DdeLink__238_1885177823"/><text:span text:style-name="T71"><text:line-break/><text:line-break/> <text:s text:c="3"/>Для каждого валидируемого свойства будет применена функция указанная как валидатор, </text:span><text:span text:style-name="T72">если она есть,</text:span><text:span text:style-name="T71"> данного свойства. Если функция возвращает true валидация прошла успешно, если false то нет<text:line-break/><text:line-break/><text:line-break/><text:tab/><text:tab/>События :</text:span></text:p>
      <text:p text:style-name="P26"><text:span text:style-name="T71"><text:tab/><text:tab/><text:tab/></text:span><text:span text:style-name="T59">beforeValidation</text:span><text:span text:style-name="T72"> -перед валидацией всех данных</text:span><text:span text:style-name="T71"><text:line-break/><text:tab/><text:tab/><text:tab/></text:span><text:span text:style-name="T59">beforeValidation_</text:span><text:bookmark-start text:name="__DdeLink__232_1885177823"/><text:bookmark-start text:name="__DdeLink__234_1885177823"/><text:span text:style-name="T59">имясвойства </text:span><text:span text:style-name="T72">-вызывается перед валидацией свойства</text:span><text:bookmark-end text:name="__DdeLink__232_1885177823"/><text:bookmark-end text:name="__DdeLink__234_1885177823"/></text:p>
      <text:p text:style-name="P26"><text:span text:style-name="T71"><text:tab/><text:tab/><text:tab/></text:span><text:span text:style-name="T59">SuссessValidation</text:span><text:bookmark-start text:name="__DdeLink__236_1885177823"/><text:span text:style-name="T59">_имясвойства</text:span><text:span text:style-name="T72"> -вызывается если валидация свойства <text:tab/><text:tab/><text:tab/><text:tab/><text:tab/>успешна</text:span><text:bookmark-end text:name="__DdeLink__236_1885177823"/><text:span text:style-name="T72"><text:line-break/><text:tab/><text:tab/><text:tab/></text:span><text:span text:style-name="T59">ErrorValidation__имясвойства</text:span><text:span text:style-name="T72"> -вызывается если валидация свойства <text:tab/><text:tab/><text:tab/><text:tab/><text:tab/> <text:tab/>не успешна</text:span><text:span text:style-name="T71"><text:tab/></text:span></text:p>
      <text:p text:style-name="P26"><text:span text:style-name="T71"><text:tab/><text:tab/><text:tab/></text:span><text:span text:style-name="T59">afterValidation_имясвойства </text:span><text:span text:style-name="T72">-вызывается после валидации свойства<text:line-break/><text:tab/><text:tab/><text:tab/></text:span><text:span text:style-name="T59">SuссessValidation </text:span><text:span text:style-name="T72">-если вся валидация прошла успешно</text:span></text:p>
      <text:p text:style-name="P26"><text:span text:style-name="T72"><text:tab/><text:tab/><text:tab/></text:span><text:span text:style-name="T59">ErrorValidation</text:span><text:span text:style-name="T72"> - если вся валидация прошла не успешно<text:line-break/><text:tab/><text:tab/><text:tab/></text:span><text:span text:style-name="T59">afterValidation </text:span><text:span text:style-name="T72">-после валидации всех данных</text:span></text:p>
      <text:p text:style-name="P69"/>
      <text:p text:style-name="P27"><text:bookmark-start text:name="__DdeLink__244_1885177823"/><text:span text:style-name="T51">Modules.имя модуля.</text:span><text:span text:style-name="T60">addValidateFunction(name, functionToValidate)</text:span><text:span text:style-name="T58">– </text:span><text:span text:style-name="T73">назначение функции <text:tab/>валидатора.</text:span><text:span text:style-name="T71">Где:</text:span></text:p>
      <text:p text:style-name="P68"><text:tab/></text:p>
      <text:p text:style-name="P27"><text:span text:style-name="T71"><text:tab/><text:tab/> </text:span><text:span text:style-name="T60">name</text:span><text:span text:style-name="T71"> -</text:span><text:span text:style-name="T73">имя валидируемого свойства</text:span></text:p>
      <text:p text:style-name="P27"><text:span text:style-name="T71"><text:s text:c="25"/></text:span><text:span text:style-name="T60">functionToValidate</text:span><text:span text:style-name="T71"> -</text:span><text:span text:style-name="T73">функция валидатор</text:span></text:p>
      <text:p text:style-name="P70"/>
      <text:p text:style-name="P27"><text:span text:style-name="T64">Возвращает ссылку на модуль -возможен вызов по цепочке</text:span><text:bookmark-end text:name="__DdeLink__244_1885177823"/><text:span text:style-name="T64"><text:line-break/></text:span></text:p>
      <text:p text:style-name="P62"/>
      <text:p text:style-name="P27"><text:bookmark-start text:name="__DdeLink__247_1885177823"/><text:span text:style-name="T51">Modules.имя модуля.</text:span><text:span text:style-name="T60">removeValidateFunction(name)</text:span><text:bookmark-end text:name="__DdeLink__247_1885177823"/><text:span text:style-name="T58">– </text:span><text:span text:style-name="T73">удаление функции <text:tab/>валидатора.</text:span><text:span text:style-name="T71">Где:</text:span></text:p>
      <text:p text:style-name="P68"><text:tab/></text:p>
      <text:p text:style-name="P27"><text:span text:style-name="T71"><text:tab/><text:tab/> </text:span><text:span text:style-name="T60">name</text:span><text:span text:style-name="T71"> -</text:span><text:span text:style-name="T73">имя валидируемого свойства</text:span></text:p>
      <text:p text:style-name="P68"><text:s text:c="24"/></text:p>
      <text:p text:style-name="P62">Возвращает ссылку на модуль -возможен вызов по цепочке</text:p>
      <text:p text:style-name="P62"/>
      <text:p text:style-name="P62"/>
      <text:p text:style-name="P62"/>
      <text:p text:style-name="P28"><text:span text:style-name="T27">7 Работа с VIEW<text:line-break/><text:line-break/></text:span><text:bookmark-start text:name="__DdeLink__250_1885177823"/><text:span text:style-name="T77">Modules.имя модуля.</text:span><text:span text:style-name="T76">setShablonUrl</text:span><text:span text:style-name="T78">(</text:span><text:span text:style-name="T76">urlHTML, urlCSS) – </text:span><text:span text:style-name="T74">привязывает адреса шаблонов к модулю</text:span><text:bookmark-end text:name="__DdeLink__250_1885177823"/><text:span text:style-name="T74"><text:line-break/></text:span></text:p>
      <text:p text:style-name="P63"><text:tab/>Возвращает ссылку на модуль -возможен вызов по цепочке</text:p>
      <text:p text:style-name="P63"/>
      <text:p text:style-name="P63"/>
      <text:p text:style-name="P28"><text:span text:style-name="T77">Modules.имя модуля.</text:span><text:span text:style-name="T76">preRenderurl(type) </text:span><text:span text:style-name="T74">– подгружает шаблоны view если они не загружены и </text:span><text:span text:style-name="T74"><text:tab/>запускает рендер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 </meta:initial-creator>
    <meta:creation-date>2013-07-12T12:11:31</meta:creation-date>
    <meta:generator>LibreOffice/3.6$Linux_x86 LibreOffice_project/360m1$Build-2</meta:generator>
    <dc:date>2013-07-15T11:34:31</dc:date>
    <dc:creator>Dima </dc:creator>
    <meta:editing-duration>PT5H34M16S</meta:editing-duration>
    <meta:editing-cycles>18</meta:editing-cycles>
    <meta:document-statistic meta:table-count="0" meta:image-count="0" meta:object-count="0" meta:page-count="16" meta:paragraph-count="230" meta:word-count="2754" meta:character-count="26934" meta:non-whitespace-character-count="21409"/>
  </office:meta>
</office:document-meta>
</file>